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123C91FBA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ITC Bookman Light" svg:font-family="'ITC Bookman Light', 'Times New Roman'" style:font-family-generic="roman"/>
    <style:font-face style:name="Times New Roman1" svg:font-family="'Times New Roman'" style:font-adornments="Normal" style:font-family-generic="roman"/>
    <style:font-face style:name="Tahoma" svg:font-family="Tahom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" svg:font-family="'Century Gothic'" style:font-family-generic="swiss" style:font-pitch="variable"/>
    <style:font-face style:name="Optima" svg:font-family="Optima, 'Century Gothic'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263cm" fo:margin-left="-0.132cm" table:align="left" style:writing-mode="lr-tb"/>
    </style:style>
    <style:style style:name="Table1.A" style:family="table-column">
      <style:table-column-properties style:column-width="8.976cm"/>
    </style:style>
    <style:style style:name="Table1.B" style:family="table-column">
      <style:table-column-properties style:column-width="9.287cm"/>
    </style:style>
    <style:style style:name="Table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.B7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A8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A10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A1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1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2" style:family="table">
      <style:table-properties style:width="18.263cm" fo:margin-left="-0.132cm" table:align="left" style:writing-mode="lr-tb"/>
    </style:style>
    <style:style style:name="Table2.A" style:family="table-column">
      <style:table-column-properties style:column-width="8.872cm"/>
    </style:style>
    <style:style style:name="Table2.B" style:family="table-column">
      <style:table-column-properties style:column-width="0.108cm"/>
    </style:style>
    <style:style style:name="Table2.C" style:family="table-column">
      <style:table-column-properties style:column-width="9.283cm"/>
    </style:style>
    <style:style style:name="Table2.1" style:family="table-row">
      <style:table-row-properties style:min-row-height="5.136cm" style:keep-together="false"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2" style:family="table-row">
      <style:table-row-properties style:keep-together="false" fo:keep-together="always"/>
    </style:style>
    <style:style style:name="Table2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le2.4" style:family="table-row">
      <style:table-row-properties style:min-row-height="0.318cm" style:keep-together="true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C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3.97cm"/>
        </style:tab-stops>
      </style:paragraph-properties>
    </style:style>
    <style:style style:name="P3" style:family="paragraph" style:parent-style-name="Header">
      <style:paragraph-properties fo:text-align="start" style:justify-single-word="false">
        <style:tab-stops>
          <style:tab-stop style:position="13.018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9pt" fo:language="fr" fo:country="FR" fo:font-weight="bold" style:font-size-asian="9pt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5.08cm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6" style:family="paragraph" style:parent-style-name="Standard">
      <style:text-properties fo:font-size="9pt" fo:font-weight="bold" style:font-size-asian="9p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size="9pt" fo:font-weight="bold" style:font-size-asian="9pt" style:font-weight-asian="bold" style:font-weight-complex="bold"/>
    </style:style>
    <style:style style:name="P10" style:family="paragraph" style:parent-style-name="Standard">
      <style:text-properties fo:font-size="9pt" style:font-size-asian="9pt"/>
    </style:style>
    <style:style style:name="P11" style:family="paragraph" style:parent-style-name="Standard">
      <style:paragraph-properties style:snap-to-layout-grid="false"/>
      <style:text-properties fo:font-size="9pt" style:font-size-asian="9pt"/>
    </style:style>
    <style:style style:name="P12" style:family="paragraph" style:parent-style-name="Standard">
      <style:paragraph-properties style:snap-to-layout-grid="false"/>
      <style:text-properties fo:font-size="11pt" fo:font-weight="bold" style:font-size-asian="11pt" style:font-weight-asian="bold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margin-left="4.445cm" fo:margin-right="0cm" fo:text-indent="-4.763cm" style:auto-text-indent="false"/>
    </style:style>
    <style:style style:name="P15" style:family="paragraph" style:parent-style-name="Standard">
      <style:paragraph-properties fo:margin-left="4.501cm" fo:margin-right="0cm" fo:text-indent="-4.501cm" style:auto-text-indent="false"/>
      <style:text-properties fo:font-size="9pt" style:font-size-asian="9pt"/>
    </style:style>
    <style:style style:name="P16" style:family="paragraph" style:parent-style-name="Standard">
      <style:paragraph-properties fo:margin-left="0.751cm" fo:margin-right="0cm" fo:text-indent="-0.751cm" style:auto-text-indent="false"/>
    </style:style>
    <style:style style:name="P17" style:family="paragraph" style:parent-style-name="Standard">
      <style:paragraph-properties fo:margin-left="1.379cm" fo:margin-right="0cm" fo:text-indent="-1.379cm" style:auto-text-indent="false"/>
    </style:style>
    <style:style style:name="P18" style:family="paragraph" style:parent-style-name="Standard">
      <style:paragraph-properties fo:margin-left="0cm" fo:margin-right="0cm" fo:text-indent="1.588cm" style:auto-text-indent="false"/>
      <style:text-properties fo:font-size="9pt" style:font-size-asian="9pt"/>
    </style:style>
    <style:style style:name="P19" style:family="paragraph" style:parent-style-name="Standard">
      <style:paragraph-properties fo:margin-left="0cm" fo:margin-right="0.803cm" fo:text-align="center" style:justify-single-word="false" fo:text-indent="0cm" style:auto-text-indent="false">
        <style:tab-stops>
          <style:tab-stop style:position="17.78cm"/>
        </style:tab-stops>
      </style:paragraph-properties>
      <style:text-properties fo:font-size="9pt" fo:font-style="italic" style:font-size-asian="9pt" style:font-style-asian="italic" style:font-style-complex="italic"/>
    </style:style>
    <style:style style:name="P20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4.445cm"/>
          <style:tab-stop style:position="15.875cm"/>
        </style:tab-stops>
      </style:paragraph-properties>
    </style:style>
    <style:style style:name="P21" style:family="paragraph" style:parent-style-name="Heading_20_2">
      <style:paragraph-properties fo:text-align="justify" style:justify-single-word="false">
        <style:tab-stops>
          <style:tab-stop style:position="13.97cm"/>
        </style:tab-stops>
      </style:paragraph-properties>
    </style:style>
    <style:style style:name="P22" style:family="paragraph" style:parent-style-name="Heading_20_2">
      <style:paragraph-properties fo:text-align="justify" style:justify-single-word="false">
        <style:tab-stops>
          <style:tab-stop style:position="13.018cm"/>
        </style:tab-stops>
      </style:paragraph-properties>
    </style:style>
    <style:style style:name="P23" style:family="paragraph" style:parent-style-name="Heading_20_5">
      <style:paragraph-properties fo:margin-left="0cm" fo:margin-right="0cm" fo:text-align="start" style:justify-single-word="false" fo:text-indent="1.588cm" style:auto-text-indent="false"/>
      <style:text-properties style:text-underline-style="none"/>
    </style:style>
    <style:style style:name="P24" style:family="paragraph">
      <style:paragraph-properties fo:text-align="start"/>
    </style:style>
    <style:style style:name="P25" style:family="paragraph">
      <style:paragraph-properties fo:text-align="center"/>
      <style:text-properties style:text-line-through-style="none" style:font-name="Times New Roman1" fo:font-style="normal" style:text-underline-style="none"/>
    </style:style>
    <style:style style:name="P26" style:family="paragraph">
      <style:paragraph-properties fo:text-align="start"/>
      <style:text-properties style:text-line-through-style="none" style:font-name="Times New Roman1" fo:font-style="normal" style:text-underline-style="none"/>
    </style:style>
    <style:style style:name="P27" style:family="paragraph">
      <style:paragraph-properties style:writing-mode="lr-tb"/>
    </style:style>
    <style:style style:name="P28" style:family="paragraph">
      <style:paragraph-properties fo:text-align="center" style:writing-mode="lr-tb"/>
      <style:text-properties fo:font-size="24pt"/>
    </style:style>
    <style:style style:name="P29" style:family="paragraph">
      <style:paragraph-properties fo:text-align="center"/>
      <style:text-properties style:text-line-through-style="none" style:font-name="Tahoma" fo:font-size="10pt" fo:font-style="normal" style:text-underline-style="none"/>
    </style:style>
    <style:style style:name="P30" style:family="paragraph">
      <style:paragraph-properties fo:text-align="start"/>
      <style:text-properties style:text-line-through-style="none" fo:font-style="normal" style:text-underline-style="none"/>
    </style:style>
    <style:style style:name="P31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bold"/>
    </style:style>
    <style:style style:name="T2" style:family="text">
      <style:text-properties fo:font-size="9pt" style:text-underline-style="none" fo:font-weight="normal" style:font-size-asian="9pt" style:font-weight-asian="normal" style:font-weight-complex="bold"/>
    </style:style>
    <style:style style:name="T3" style:family="text">
      <style:text-properties fo:font-size="9pt" fo:language="fr" fo:country="FR" style:font-size-asian="9pt"/>
    </style:style>
    <style:style style:name="T4" style:family="text">
      <style:text-properties fo:font-size="9pt" fo:language="fr" fo:country="FR" style:font-size-asian="9pt" style:language-asian="fr" style:country-asian="FR"/>
    </style:style>
    <style:style style:name="T5" style:family="text">
      <style:text-properties fo:font-size="9pt" style:font-size-asian="9pt"/>
    </style:style>
    <style:style style:name="T6" style:family="text">
      <style:text-properties fo:font-size="9pt" fo:font-weight="bold" style:font-size-asian="9pt" style:font-weight-asian="bold" style:font-weight-complex="bold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fo:font-style="italic" style:font-size-asian="9pt" style:font-style-asian="italic" style:font-style-complex="italic"/>
    </style:style>
    <style:style style:name="T9" style:family="text">
      <style:text-properties fo:font-size="8pt" style:text-underline-style="none" fo:font-weight="normal" style:font-size-asian="8pt" style:font-weight-asian="normal" style:font-weight-complex="bold"/>
    </style:style>
    <style:style style:name="T10" style:family="text">
      <style:text-properties fo:font-size="8pt" fo:language="fr" fo:country="FR" style:font-size-asian="8pt"/>
    </style:style>
    <style:style style:name="T11" style:family="text">
      <style:text-properties fo:font-size="8pt" fo:font-style="italic" style:font-size-asian="8pt" style:font-style-asian="italic" style:font-style-complex="italic"/>
    </style:style>
    <style:style style:name="T12" style:family="text">
      <style:text-properties fo:font-size="8pt" style:font-size-asian="8pt"/>
    </style:style>
    <style:style style:name="T13" style:family="text">
      <style:text-properties fo:font-size="20pt" style:font-size-asian="20pt"/>
    </style:style>
    <style:style style:name="T14" style:family="text">
      <style:text-properties fo:font-size="20pt" style:text-underline-style="solid" style:text-underline-width="auto" style:text-underline-color="font-color" fo:font-weight="bold" style:font-size-asian="20pt" style:font-weight-asian="bold" style:font-weight-complex="bold"/>
    </style:style>
    <style:style style:name="T15" style:family="text">
      <style:text-properties fo:font-size="18pt" fo:font-weight="bold" style:font-size-asian="18pt" style:font-weight-asian="bold" style:font-weight-complex="bold"/>
    </style:style>
    <style:style style:name="T16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44cm" svg:stroke-color="#000000" draw:marker-start="" draw:marker-start-width="0.37cm" draw:marker-start-center="false" draw:marker-end="" draw:marker-end-width="0.37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6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fo:border="non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bloc1ProdCheckBox" form:control-implementation="ooo:com.sun.star.form.component.CheckBox" form:id="control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1CollCheckBox" form:control-implementation="ooo:com.sun.star.form.component.CheckBox" form:id="control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1PersonneCheckBox" form:control-implementation="ooo:com.sun.star.form.component.CheckBox" form:id="control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1AutreCheckBox" form:control-implementation="ooo:com.sun.star.form.component.CheckBox" form:id="control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bloc1NomEmetteur" form:control-implementation="ooo:com.sun.star.form.component.TextField" form:id="control5" form:current-value="GDF - DGI-GN Stockage de Beynes" form:value="GDF - DGI-GN Stockage de Beyn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1TelEmetteur" form:control-implementation="ooo:com.sun.star.form.component.TextField" form:id="control6" form:current-value="01.34.91.40.22" form:value="01.34.91.40.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1MailEmetteu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1FaxEmetteur" form:control-implementation="ooo:com.sun.star.form.component.TextField" form:id="control8" form:current-value="01.34.91.40.28" form:value="01.34.91.40.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bloc1AdresseEmetteur" form:control-implementation="ooo:com.sun.star.form.component.TextField" form:id="control9" form:current-value="Chemin de Fleubert&#10;78650 BEYNES" form:value="Chemin de Fleubert&#10;78650 BEYNES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bloc1ResponsableEmetteur" form:control-implementation="ooo:com.sun.star.form.component.TextField" form:id="control10" form:current-value="M. Gilles" form:value="M. DUMONT Gill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ret1:num1" form:control-implementation="ooo:com.sun.star.form.component.TextField" form:id="control11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ret1:num2" form:control-implementation="ooo:com.sun.star.form.component.TextField" form:id="control12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ret1:num3" form:control-implementation="ooo:com.sun.star.form.component.TextField" form:id="control13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ret1:num4" form:control-implementation="ooo:com.sun.star.form.component.TextField" form:id="control14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ret1:num5" form:control-implementation="ooo:com.sun.star.form.component.TextField" form:id="control15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bloc2ProvisoireOui" form:control-implementation="ooo:com.sun.star.form.component.CheckBox" form:id="control1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2ProvisoireNon" form:control-implementation="ooo:com.sun.star.form.component.CheckBox" form:id="control17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bloc2Siret1" form:control-implementation="ooo:com.sun.star.form.component.TextField" form:id="control18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Siret2" form:control-implementation="ooo:com.sun.star.form.component.TextField" form:id="control19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Siret3" form:control-implementation="ooo:com.sun.star.form.component.TextField" form:id="control20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Siret4" form:control-implementation="ooo:com.sun.star.form.component.TextField" form:id="control21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Siret5" form:control-implementation="ooo:com.sun.star.form.component.TextField" form:id="control22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NomDestinataire" form:control-implementation="ooo:com.sun.star.form.component.TextField" form:id="control23" form:current-value="Stockage de Beynes" form:value="GDF - DGI-GN Stockage de Beyn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bloc2AdresseDestinataire" form:control-implementation="ooo:com.sun.star.form.component.TextField" form:id="control24" form:current-value="Chemin de Fleubert&#10;78650 BEYNES" form:value="Chemin de Fleubert&#10;78650 BEYNES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bloc2ResponsableDestinataire" form:control-implementation="ooo:com.sun.star.form.component.TextField" form:id="control25" form:current-value="M. Gilles" form:value="M. DUMONT Gill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TelDestinataire" form:control-implementation="ooo:com.sun.star.form.component.TextField" form:id="control26" form:current-value="01.34.91.40.22" form:value="01.34.91.40.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MailDestinataire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FaxDestinataire" form:control-implementation="ooo:com.sun.star.form.component.TextField" form:id="control28" form:current-value="01.34.91.40.28" form:value="01.34.91.40.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CAP" form:control-implementation="ooo:com.sun.star.form.component.TextField" form:id="control29" form:current-value="1024415" form:value="10244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2Operation" form:control-implementation="ooo:com.sun.star.form.component.TextField" form:id="control30" form:current-value="D10" form:value="D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3Nomenclature1" form:control-implementation="ooo:com.sun.star.form.component.TextField" form:id="control31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3Nomenclature2" form:control-implementation="ooo:com.sun.star.form.component.TextField" form:id="control32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3Nomenclature5" form:control-implementation="ooo:com.sun.star.form.component.TextField" form:id="control33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3Nomenclature6" form:control-implementation="ooo:com.sun.star.form.component.TextField" form:id="control34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3Nomenclature3" form:control-implementation="ooo:com.sun.star.form.component.TextField" form:id="control35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3Nomenclature4" form:control-implementation="ooo:com.sun.star.form.component.TextField" form:id="control36" form:current-value="1" form: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3DenominationDechet" form:control-implementation="ooo:com.sun.star.form.component.TextField" form:id="control37" form:current-value="Effluents dilués cuves station" form:value="Effluents dilués cuves station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bloc3ConsistanceSolide" form:control-implementation="ooo:com.sun.star.form.component.CheckBox" form:id="control38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3ConsistanceLiquide" form:control-implementation="ooo:com.sun.star.form.component.CheckBox" form:id="control39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3ConsistanceGazeux" form:control-implementation="ooo:com.sun.star.form.component.CheckBox" form:id="control40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bloc4DechDesignationTransport" form:control-implementation="ooo:com.sun.star.form.component.TextField" form:id="control41" form:current-value="DECHET, UN 1993, LIQUIDES INFLAMMABLES NSA (contient du méthanol et du THT),3,III, disposition spéciale 640E" form:value="DECHET, UN 1993, LIQUIDES INFLAMMABLES NSA (contient du méthanol et du THT),3,III, disposition spéciale 640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bloc5Benne" form:control-implementation="ooo:com.sun.star.form.component.CheckBox" form:id="control4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5Citerne" form:control-implementation="ooo:com.sun.star.form.component.CheckBox" form:id="control4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5GRV" form:control-implementation="ooo:com.sun.star.form.component.CheckBox" form:id="control4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5Fut" form:control-implementation="ooo:com.sun.star.form.component.CheckBox" form:id="control45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5Autre" form:control-implementation="ooo:com.sun.star.form.component.CheckBox" form:id="control4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bloc5autrePrecision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5nbColis" form:control-implementation="ooo:com.sun.star.form.component.TextField" form:id="control48" form:current-value="12" form:value="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bloc3Nomenclature7" form:control-implementation="ooo:com.sun.star.form.component.TextField" form:id="control49" form:current-value="*" form:value="*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bloc6Reelle" form:control-implementation="ooo:com.sun.star.form.component.CheckBox" form:id="control50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bloc6Estimee" form:control-implementation="ooo:com.sun.star.form.component.CheckBox" form:id="control5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bloc6nbTonnes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bloc8Siren1" form:control-implementation="ooo:com.sun.star.form.component.TextField" form:id="control53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8Sirent2" form:control-implementation="ooo:com.sun.star.form.component.TextField" form:id="control54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8Siren3" form:control-implementation="ooo:com.sun.star.form.component.TextField" form:id="control55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7Siren1" form:control-implementation="ooo:com.sun.star.form.component.TextField" form:id="control56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7Sirent2" form:control-implementation="ooo:com.sun.star.form.component.TextField" form:id="control57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7Siren3" form:control-implementation="ooo:com.sun.star.form.component.TextField" form:id="control58" form:current-value="123" form:value="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8NomCollecteur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bloc8AdresseCollecteur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bloc8ResponsableCollecteur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8TelCollecteur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8MailCollecteur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8FaxCollecteur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bloc7AdresseNegociant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bloc7NomNegociant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c9NomSignataire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bloc7RecepisseNegociant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7ValiditeNegociant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7ResponsableNegociant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7MailNegociant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7FaxNegociant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7TelNegociant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8RecepisseCollecteur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8ValiditeCollecteur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7DepartementNegociant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8DepartementCollecteur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loc8ModeTransport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bloc8Multimodal" form:control-implementation="ooo:com.sun.star.form.component.CheckBox" form:id="control79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button form:name="blocImageCerfa" form:control-implementation="ooo:com.sun.star.form.component.CommandButton" form:id="control80" form:label="Cerfa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bloc8datePriseEnCharge" form:control-implementation="ooo:com.sun.star.form.component.TextField" form:id="control81" form:readonly="true" form:current-value="01/01/1970" form:value="01/01/19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ontrol text:anchor-type="paragraph" draw:z-index="82" draw:style-name="gr9" draw:text-style-name="P31" svg:width="1.826cm" svg:height="0.754cm" svg:x="0.002cm" svg:y="-1.164cm" draw:control="control80"/><text:span text:style-name="T13"><text:tab/> <text:s text:c="7"/></text:span><text:span text:style-name="T14">Bordereau de suivi </text:span><text:span text:style-name="T15"><text:tab/></text:span>Page n° <text:s text:c="2"/>/</text:p>
      <text:p text:style-name="P5"/>
      <text:p text:style-name="P7">- À REMPLIR PAR L’ÉMETTEUR DU BORDEREAU -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">Bordereau n° :</text:p>
          </table:table-cell>
          <table:covered-table-cell/>
        </table:table-row>
        <table:table-row>
          <table:table-cell table:style-name="Table1.A2" office:value-type="string">
            <text:p text:style-name="P4"><draw:control text:anchor-type="char" draw:z-index="15" draw:style-name="gr1" draw:text-style-name="P24" svg:width="0.346cm" svg:height="0.408cm" svg:x="0.3cm" svg:y="0.309cm" draw:control="control1"/><draw:control text:anchor-type="char" draw:z-index="16" draw:style-name="gr1" draw:text-style-name="P24" svg:width="0.346cm" svg:height="0.408cm" svg:x="4.001cm" svg:y="0.282cm" draw:control="control2"/>1. Émetteur du bordereau</text:p>
            <text:p text:style-name="P14"><text:span text:style-name="T5"><text:s text:c="13"/>Producteur <text:s text:c="4"/></text:span><text:s text:c="19"/><text:span text:style-name="T5">Collecteur de petites quantités <text:s/>relevant d’une même rubrique </text:span><text:span text:style-name="T11">(joindre annexe 1)</text:span></text:p>
            <text:p text:style-name="P15"><draw:control text:anchor-type="char" draw:z-index="17" draw:style-name="gr1" draw:text-style-name="P24" svg:width="0.378cm" svg:height="0.436cm" svg:x="0.228cm" svg:y="0.266cm" draw:control="control3"/><draw:control text:anchor-type="char" draw:z-index="18" draw:style-name="gr1" draw:text-style-name="P24" svg:width="0.368cm" svg:height="0.436cm" svg:x="5.964cm" svg:y="0.265cm" draw:control="control4"/></text:p>
            <text:p text:style-name="P16"><text:span text:style-name="T5"><text:s text:c="8"/>Personne ayant transformé ou <text:s text:c="24"/>Autre détenteur<text:line-break/>réalisé un traitement dont la<text:line-break/>provenance des déchets reste<text:line-break/>identifiable <text:s/></text:span><text:span text:style-name="T11">(joindre annexe 2)</text:span><draw:control text:anchor-type="char" draw:z-index="29" draw:style-name="gr2" draw:text-style-name="P25" svg:width="1.1cm" svg:height="0.449cm" svg:x="4.775cm" svg:y="1.431cm" draw:control="control14"/><draw:control text:anchor-type="char" draw:z-index="30" draw:style-name="gr2" draw:text-style-name="P25" svg:width="0.493cm" svg:height="0.449cm" svg:x="6.05cm" svg:y="1.431cm" draw:control="control15"/><draw:control text:anchor-type="char" draw:z-index="13" draw:style-name="gr2" draw:text-style-name="P25" svg:width="0.888cm" svg:height="0.449cm" svg:x="1.566cm" svg:y="1.431cm" draw:control="control11"/><draw:control text:anchor-type="char" draw:z-index="27" draw:style-name="gr2" draw:text-style-name="P25" svg:width="0.888cm" svg:height="0.449cm" svg:x="2.619cm" svg:y="1.431cm" draw:control="control12"/><draw:control text:anchor-type="char" draw:z-index="28" draw:style-name="gr2" draw:text-style-name="P25" svg:width="0.888cm" svg:height="0.449cm" svg:x="3.683cm" svg:y="1.431cm" draw:control="control13"/></text:p>
            <text:p text:style-name="P16"><text:span text:style-name="T5">N° SIRET : </text:span><text:span text:style-name="T16">|_|_|_| <text:s text:c="2"/>|_|_|_| <text:s text:c="2"/>|_|_|_| <text:s text:c="2"/>|_|_|_|_| <text:s text:c="2"/>|_|</text:span></text:p>
            <text:p text:style-name="P10"><draw:control text:anchor-type="char" draw:z-index="22" draw:style-name="gr2" draw:text-style-name="P26" svg:width="7.441cm" svg:height="0.345cm" svg:x="0.975cm" svg:y="0.011cm" draw:control="control5"/>NOM :</text:p>
            <text:p text:style-name="P10"><draw:control text:anchor-type="paragraph" draw:z-index="26" draw:style-name="gr8" draw:text-style-name="P26" svg:width="5.628cm" svg:height="0.733cm" svg:x="1.228cm" svg:y="0.014cm" draw:control="control9"/>Adresse :</text:p>
            <text:p text:style-name="P10"/>
            <text:p text:style-name="P10">Tél. : <text:s text:c="47"/>Fax :<draw:control text:anchor-type="char" draw:z-index="25" draw:style-name="gr2" draw:text-style-name="P26" svg:width="2.273cm" svg:height="0.332cm" svg:x="5.163cm" svg:y="0.03cm" draw:control="control8"/><draw:control text:anchor-type="char" draw:z-index="23" draw:style-name="gr2" draw:text-style-name="P26" svg:width="2.273cm" svg:height="0.332cm" svg:x="0.702cm" svg:y="0.039cm" draw:control="control6"/></text:p>
            <text:p text:style-name="P10">Mél :<draw:control text:anchor-type="char" draw:z-index="24" draw:style-name="gr2" draw:text-style-name="P26" svg:width="3.737cm" svg:height="0.332cm" svg:x="0.702cm" svg:y="0.039cm" draw:control="control7"/></text:p>
            <text:p text:style-name="P10"><draw:control text:anchor-type="char" draw:z-index="14" draw:style-name="gr2" draw:text-style-name="P26" svg:width="4.71cm" svg:height="0.301cm" svg:x="2.87cm" svg:y="0.005cm" draw:control="control10"/>Personne à contacter :</text:p>
          </table:table-cell>
          <table:table-cell table:style-name="Table1.B2" office:value-type="string">
            <text:p text:style-name="P9">2. Installation de destination ou d’entreposage ou de reconditionnement prévue</text:p>
            <text:p text:style-name="P10"><draw:control text:anchor-type="char" draw:z-index="12" draw:style-name="gr1" draw:text-style-name="P24" svg:width="0.41cm" svg:height="0.436cm" svg:x="0.206cm" svg:y="0.328cm" draw:control="control16"/>Entreposage provisoire ou reconditionnement </text:p>
            <text:p text:style-name="P17"><draw:control text:anchor-type="char" draw:z-index="11" draw:style-name="gr1" draw:text-style-name="P24" svg:width="0.41cm" svg:height="0.436cm" svg:x="0.206cm" svg:y="0.349cm" draw:control="control17"/><text:span text:style-name="T6"> <text:s text:c="9"/></text:span><text:span text:style-name="T5">oui </text:span><text:span text:style-name="T11">(cadres 13 à 19 à remplir)</text:span></text:p>
            <text:p text:style-name="P10"><text:s text:c="10"/>non</text:p>
            <text:p text:style-name="P10"/>
            <text:p text:style-name="Standard"><draw:control text:anchor-type="char" draw:z-index="31" draw:style-name="gr2" draw:text-style-name="P25" svg:width="0.888cm" svg:height="0.449cm" svg:x="1.531cm" svg:y="0.009cm" draw:control="control18"/><draw:control text:anchor-type="char" draw:z-index="32" draw:style-name="gr2" draw:text-style-name="P25" svg:width="0.888cm" svg:height="0.449cm" svg:x="2.584cm" svg:y="0.009cm" draw:control="control19"/><draw:control text:anchor-type="char" draw:z-index="33" draw:style-name="gr2" draw:text-style-name="P25" svg:width="0.888cm" svg:height="0.449cm" svg:x="3.648cm" svg:y="0.009cm" draw:control="control20"/><draw:control text:anchor-type="char" draw:z-index="34" draw:style-name="gr2" draw:text-style-name="P25" svg:width="1.1cm" svg:height="0.449cm" svg:x="4.819cm" svg:y="0.009cm" draw:control="control21"/><draw:control text:anchor-type="char" draw:z-index="35" draw:style-name="gr2" draw:text-style-name="P25" svg:width="0.493cm" svg:height="0.449cm" svg:x="6.015cm" svg:y="0.009cm" draw:control="control22"/><text:span text:style-name="T5">N° SIRET :</text:span><text:span text:style-name="T16"> |_|_|_| <text:s text:c="2"/>|_|_|_| <text:s text:c="2"/>|_|_|_| <text:s text:c="2"/>|_|_|_|_| <text:s text:c="2"/>|_|</text:span></text:p>
            <text:p text:style-name="P10">NOM :<draw:control text:anchor-type="char" draw:z-index="36" draw:style-name="gr2" draw:text-style-name="P26" svg:width="7.441cm" svg:height="0.345cm" svg:x="0.975cm" svg:y="0.011cm" draw:control="control23"/></text:p>
            <text:p text:style-name="P10"><draw:control text:anchor-type="paragraph" draw:z-index="37" draw:style-name="gr8" draw:text-style-name="P26" svg:width="5.628cm" svg:height="0.733cm" svg:x="1.228cm" svg:y="0.014cm" draw:control="control24"/>Adresse :</text:p>
            <text:p text:style-name="P10"/>
            <text:p text:style-name="P10"><draw:control text:anchor-type="char" draw:z-index="39" draw:style-name="gr2" draw:text-style-name="P26" svg:width="2.273cm" svg:height="0.332cm" svg:x="0.667cm" svg:y="0.03cm" draw:control="control26"/><draw:control text:anchor-type="char" draw:z-index="41" draw:style-name="gr2" draw:text-style-name="P26" svg:width="2.273cm" svg:height="0.332cm" svg:x="5.339cm" svg:y="0.016cm" draw:control="control28"/>Tél. : <text:s text:c="47"/>Fax : </text:p>
            <text:p text:style-name="P10"><draw:control text:anchor-type="char" draw:z-index="40" draw:style-name="gr2" draw:text-style-name="P26" svg:width="3.245cm" svg:height="0.332cm" svg:x="0.711cm" svg:y="0.044cm" draw:control="control27"/>Mél :</text:p>
            <text:p text:style-name="P10"><draw:control text:anchor-type="char" draw:z-index="38" draw:style-name="gr2" draw:text-style-name="P26" svg:width="4.71cm" svg:height="0.301cm" svg:x="2.905cm" svg:y="0.06cm" draw:control="control25"/>Personne à contacter :</text:p>
            <text:p text:style-name="P10"/>
            <text:p text:style-name="P10">N° de CAP (le cas échéant) :<draw:control text:anchor-type="char" draw:z-index="42" draw:style-name="gr2" draw:text-style-name="P26" svg:width="2.273cm" svg:height="0.332cm" svg:x="3.718cm" svg:y="0.03cm" draw:control="control29"/><draw:control text:anchor-type="char" draw:z-index="43" draw:style-name="gr2" draw:text-style-name="P25" svg:width="1.463cm" svg:height="0.415cm" svg:x="7.451cm" svg:y="0.28cm" draw:control="control30"/></text:p>
            <text:p text:style-name="P10">Opération d’élimination / valorisation prévue (code D/R) :</text:p>
          </table:table-cell>
        </table:table-row>
        <table:table-row>
          <table:table-cell table:style-name="Table1.B2" table:number-columns-spanned="2" office:value-type="string">
            <text:p text:style-name="P9"><draw:control text:anchor-type="char" draw:z-index="45" draw:style-name="gr2" draw:text-style-name="P25" svg:width="0.237cm" svg:height="0.429cm" svg:x="5.14cm" svg:y="0.229cm" draw:control="control32"/><draw:control text:anchor-type="char" draw:z-index="44" draw:style-name="gr2" draw:text-style-name="P25" svg:width="0.257cm" svg:height="0.429cm" svg:x="4.81cm" svg:y="0.229cm" draw:control="control31"/><draw:control text:anchor-type="char" draw:z-index="46" draw:style-name="gr2" draw:text-style-name="P25" svg:width="0.257cm" svg:height="0.429cm" svg:x="6.736cm" svg:y="0.236cm" draw:control="control33"/><draw:control text:anchor-type="char" draw:z-index="47" draw:style-name="gr2" draw:text-style-name="P25" svg:width="0.237cm" svg:height="0.429cm" svg:x="7.066cm" svg:y="0.236cm" draw:control="control34"/><draw:control text:anchor-type="char" draw:z-index="48" draw:style-name="gr2" draw:text-style-name="P25" svg:width="0.257cm" svg:height="0.429cm" svg:x="5.796cm" svg:y="0.238cm" draw:control="control35"/><draw:control text:anchor-type="char" draw:z-index="49" draw:style-name="gr2" draw:text-style-name="P25" svg:width="0.237cm" svg:height="0.429cm" svg:x="6.126cm" svg:y="0.238cm" draw:control="control36"/><draw:control text:anchor-type="char" draw:z-index="10" draw:style-name="gr1" draw:text-style-name="P24" svg:width="0.41cm" svg:height="0.436cm" svg:x="11.411cm" svg:y="0.28cm" draw:control="control38"/><draw:control text:anchor-type="char" draw:z-index="9" draw:style-name="gr1" draw:text-style-name="P24" svg:width="0.41cm" svg:height="0.436cm" svg:x="13.324cm" svg:y="0.279cm" draw:control="control39"/><draw:control text:anchor-type="char" draw:z-index="8" draw:style-name="gr1" draw:text-style-name="P24" svg:width="0.41cm" svg:height="0.436cm" svg:x="15.434cm" svg:y="0.273cm" draw:control="control40"/><draw:control text:anchor-type="char" draw:z-index="54" draw:style-name="gr2" draw:text-style-name="P29" svg:width="0.237cm" svg:height="0.429cm" svg:x="7.675cm" svg:y="0.064cm" draw:control="control49"/>3. Dénomination du déchet</text:p>
            <text:p text:style-name="P18"><draw:g text:anchor-type="char" draw:z-index="19" draw:style-name="gr3"><draw:g draw:style-name="gr4"><draw:custom-shape draw:style-name="gr5" draw:text-style-name="P27" svg:width="0.003cm" svg:height="0.16cm" svg:x="7.627cm" svg:y="0.016cm"><text:p/><draw:enhanced-geometry svg:viewBox="0 0 1 90" draw:type="non-primitive" draw:enhanced-path="M 0 0 L 0 90 N"/></draw:custom-shape><draw:line draw:style-name="gr6" draw:text-style-name="P28" svg:x1="7.646cm" svg:y1="0.169cm" svg:x2="7.964cm" svg:y2="0.169cm"><text:p/></draw:line><draw:custom-shape draw:style-name="gr5" draw:text-style-name="P27" svg:width="0.006cm" svg:height="0.154cm" svg:x="7.959cm" svg:y="0.016cm"><text:p/><draw:enhanced-geometry svg:viewBox="0 0 3 87" draw:type="non-primitive" draw:enhanced-path="M 3 87 L 0 0 N"/></draw:custom-shape></draw:g><draw:line draw:style-name="gr6" draw:text-style-name="P28" svg:x1="4.78cm" svg:y1="0.016cm" svg:x2="4.78cm" svg:y2="0.334cm"><text:p/></draw:line><draw:line draw:style-name="gr6" draw:text-style-name="P28" svg:x1="4.798cm" svg:y1="0.33cm" svg:x2="5.433cm" svg:y2="0.33cm"><text:p/></draw:line><draw:custom-shape draw:style-name="gr5" draw:text-style-name="P27" svg:width="0.006cm" svg:height="0.234cm" svg:x="5.117cm" svg:y="0.097cm"><text:p/><draw:enhanced-geometry svg:viewBox="0 0 3 132" draw:type="non-primitive" draw:enhanced-path="M 3 0 L 0 132 N"/></draw:custom-shape><draw:line draw:style-name="gr6" draw:text-style-name="P28" svg:x1="5.438cm" svg:y1="0.012cm" svg:x2="5.438cm" svg:y2="0.33cm"><text:p/></draw:line><draw:g draw:style-name="gr4"><draw:line draw:style-name="gr6" draw:text-style-name="P28" svg:x1="5.761cm" svg:y1="0.021cm" svg:x2="5.761cm" svg:y2="0.339cm"><text:p/></draw:line><draw:line draw:style-name="gr6" draw:text-style-name="P28" svg:x1="5.761cm" svg:y1="0.33cm" svg:x2="6.396cm" svg:y2="0.33cm"><text:p/></draw:line><draw:custom-shape draw:style-name="gr5" draw:text-style-name="P27" svg:width="0.006cm" svg:height="0.234cm" svg:x="6.082cm" svg:y="0.098cm"><text:p/><draw:enhanced-geometry svg:viewBox="0 0 3 132" draw:type="non-primitive" draw:enhanced-path="M 3 0 L 0 132 N"/></draw:custom-shape><draw:line draw:style-name="gr6" draw:text-style-name="P28" svg:x1="6.403cm" svg:y1="0.014cm" svg:x2="6.403cm" svg:y2="0.332cm"><text:p/></draw:line></draw:g><draw:g draw:style-name="gr4"><draw:line draw:style-name="gr6" draw:text-style-name="P28" svg:x1="6.706cm" svg:y1="0.028cm" svg:x2="6.706cm" svg:y2="0.346cm"><text:p/></draw:line><draw:line draw:style-name="gr6" draw:text-style-name="P28" svg:x1="6.706cm" svg:y1="0.337cm" svg:x2="7.341cm" svg:y2="0.337cm"><text:p/></draw:line><draw:custom-shape draw:style-name="gr5" draw:text-style-name="P27" svg:width="0.006cm" svg:height="0.234cm" svg:x="7.025cm" svg:y="0.105cm"><text:p/><draw:enhanced-geometry svg:viewBox="0 0 3 132" draw:type="non-primitive" draw:enhanced-path="M 3 0 L 0 132 N"/></draw:custom-shape><draw:line draw:style-name="gr6" draw:text-style-name="P28" svg:x1="7.345cm" svg:y1="0.021cm" svg:x2="7.345cm" svg:y2="0.339cm"><text:p/></draw:line></draw:g></draw:g>Rubrique déchet : <text:s text:c="66"/>Consistance : <text:s text:c="12"/>solide <text:s text:c="14"/>liquide <text:s text:c="14"/>gazeux</text:p>
            <text:h text:style-name="P23" text:outline-level="5"/>
            <text:p text:style-name="P18">Dénomination usuelle :<draw:control text:anchor-type="char" draw:z-index="50" draw:style-name="gr2" draw:text-style-name="P26" svg:width="11.773cm" svg:height="0.301cm" svg:x="4.56cm" svg:y="0.03cm" draw:control="control37"/>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3"><text:span text:style-name="T6">4. Mentions au titre des règlements ADR, RID, ADNR, IMDG </text:span><text:span text:style-name="T12">(le cas échéant)</text:span></text:p>
            <text:p text:style-name="P10"><draw:control text:anchor-type="char" draw:z-index="51" draw:style-name="gr2" draw:text-style-name="P26" svg:width="17.846cm" svg:height="0.689cm" svg:x="0cm" svg:y="0cm" draw:control="control41"/></text:p>
            <text:p text:style-name="P6"><draw:control text:anchor-type="char" draw:z-index="7" draw:style-name="gr1" draw:text-style-name="P24" svg:width="0.41cm" svg:height="0.436cm" svg:x="3.11cm" svg:y="0.39cm" draw:control="control42"/><draw:control text:anchor-type="char" draw:z-index="6" draw:style-name="gr1" draw:text-style-name="P24" svg:width="0.41cm" svg:height="0.436cm" svg:x="4.761cm" svg:y="0.39cm" draw:control="control43"/><draw:control text:anchor-type="char" draw:z-index="5" draw:style-name="gr1" draw:text-style-name="P24" svg:width="0.41cm" svg:height="0.436cm" svg:x="6.59cm" svg:y="0.39cm" draw:control="control44"/><draw:control text:anchor-type="char" draw:z-index="4" draw:style-name="gr1" draw:text-style-name="P24" svg:width="0.41cm" svg:height="0.436cm" svg:x="8.04cm" svg:y="0.39cm" draw:control="control45"/><draw:control text:anchor-type="char" draw:z-index="3" draw:style-name="gr1" draw:text-style-name="P24" svg:width="0.41cm" svg:height="0.436cm" svg:x="9.85cm" svg:y="0.39cm" draw:control="control46"/>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3"><text:span text:style-name="T6">5. Conditionnement</text:span><text:span text:style-name="T5">: <text:s text:c="9"/>benne <text:s text:c="10"/>citerne <text:s text:c="11"/>GRV <text:s text:c="13"/>fût <text:s text:c="13"/>autre </text:span><text:span text:style-name="T12">(préciser)</text:span><text:span text:style-name="T5"> <text:s text:c="24"/>Nombre de colis : <text:s/></text:span><draw:control text:anchor-type="char" draw:z-index="53" draw:style-name="gr2" draw:text-style-name="P26" svg:width="1.124cm" svg:height="0.396cm" svg:x="16.417cm" svg:y="0.039cm" draw:control="control48"/><draw:control text:anchor-type="char" draw:z-index="52" draw:style-name="gr2" draw:text-style-name="P26" svg:width="1.888cm" svg:height="0.56cm" svg:x="12.091cm" svg:y="0.037cm" draw:control="control47"/></text:p>
            <text:p text:style-name="P10"/>
          </table:table-cell>
          <table:covered-table-cell/>
        </table:table-row>
        <table:table-row>
          <table:table-cell table:style-name="Table1.A2" office:value-type="string">
            <text:p text:style-name="P13"><text:span text:style-name="T6">6</text:span><text:span text:style-name="T5">. </text:span><text:span text:style-name="T6">Quantité <text:s text:c="16"/></text:span><text:span text:style-name="T7">réelle</text:span><text:span text:style-name="T5"> <text:s text:c="15"/>estimée <text:s text:c="17"/>tonne(s) <text:s text:c="20"/></text:span><draw:control text:anchor-type="char" draw:z-index="55" draw:style-name="gr2" draw:text-style-name="P30" svg:width="0.579cm" svg:height="0.505cm" svg:x="6.623cm" svg:y="0.016cm" draw:control="control52"/><draw:control text:anchor-type="char" draw:z-index="2" draw:style-name="gr1" draw:text-style-name="P24" svg:width="0.41cm" svg:height="0.436cm" svg:x="2.395cm" svg:y="0.005cm" draw:control="control50"/><draw:control text:anchor-type="char" draw:z-index="1" draw:style-name="gr1" draw:text-style-name="P24" svg:width="0.41cm" svg:height="0.436cm" svg:x="4.433cm" svg:y="0.005cm" draw:control="control51"/></text:p>
            <text:p text:style-name="P10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><text:span text:style-name="T6">7. Négociant </text:span><text:span text:style-name="T12">(le cas échéant)</text:span></text:p>
            <text:p text:style-name="Standard"><draw:control text:anchor-type="char" draw:z-index="59" draw:style-name="gr2" draw:text-style-name="P25" svg:width="0.888cm" svg:height="0.449cm" svg:x="1.58cm" svg:y="0.016cm" draw:control="control56"/><draw:control text:anchor-type="char" draw:z-index="60" draw:style-name="gr2" draw:text-style-name="P25" svg:width="0.888cm" svg:height="0.449cm" svg:x="2.633cm" svg:y="0.016cm" draw:control="control57"/><draw:control text:anchor-type="char" draw:z-index="61" draw:style-name="gr2" draw:text-style-name="P25" svg:width="0.888cm" svg:height="0.449cm" svg:x="3.697cm" svg:y="0.016cm" draw:control="control58"/><text:span text:style-name="T5">N° SIREN : </text:span><text:span text:style-name="T16">|_|_|_| <text:s text:c="2"/>|_|_|_| <text:s text:c="2"/>|_|_|_|</text:span></text:p>
            <text:p text:style-name="P10">NOM :<draw:control text:anchor-type="char" draw:z-index="69" draw:style-name="gr2" draw:text-style-name="P26" svg:width="7.441cm" svg:height="0.345cm" svg:x="0.975cm" svg:y="0.011cm" draw:control="control66"/></text:p>
            <text:p text:style-name="P10"><draw:control text:anchor-type="paragraph" draw:z-index="68" draw:style-name="gr8" draw:text-style-name="P26" svg:width="5.628cm" svg:height="0.6cm" svg:x="1.228cm" svg:y="0.014cm" draw:control="control65"/>Adresse : </text:p>
            <text:p text:style-name="P6"/>
          </table:table-cell>
          <table:table-cell table:style-name="Table1.B7" office:value-type="string">
            <text:p text:style-name="P11">Récépissé n° : <text:s text:c="29"/>Département :<draw:control text:anchor-type="char" draw:z-index="79" draw:style-name="gr2" draw:text-style-name="P26" svg:width="1.731cm" svg:height="0.313cm" svg:x="6.101cm" svg:y="0.051cm" draw:control="control76"/><draw:control text:anchor-type="char" draw:z-index="71" draw:style-name="gr2" draw:text-style-name="P26" svg:width="1.731cm" svg:height="0.313cm" svg:x="1.933cm" svg:y="0.051cm" draw:control="control68"/></text:p>
            <text:p text:style-name="P10">Limite de validité :<draw:control text:anchor-type="char" draw:z-index="72" draw:style-name="gr2" draw:text-style-name="P26" svg:width="3.382cm" svg:height="0.313cm" svg:x="2.517cm" svg:y="0.051cm" draw:control="control69"/><draw:control text:anchor-type="char" draw:z-index="73" draw:style-name="gr2" draw:text-style-name="P26" svg:width="3.227cm" svg:height="0.378cm" svg:x="2.82cm" svg:y="0.379cm" draw:control="control70"/></text:p>
            <text:p text:style-name="P10">Personne à contacter : </text:p>
            <text:p text:style-name="P10">Tél. : <text:s text:c="30"/>Fax. :<draw:control text:anchor-type="char" draw:z-index="75" draw:style-name="gr2" draw:text-style-name="P26" svg:width="3.382cm" svg:height="0.313cm" svg:x="4.157cm" svg:y="0.067cm" draw:control="control72"/><draw:control text:anchor-type="char" draw:z-index="76" draw:style-name="gr2" draw:text-style-name="P26" svg:width="2.417cm" svg:height="0.313cm" svg:x="0.691cm" svg:y="0.067cm" draw:control="control73"/></text:p>
            <text:p text:style-name="P10"><draw:control text:anchor-type="char" draw:z-index="74" draw:style-name="gr2" draw:text-style-name="P26" svg:width="4.495cm" svg:height="0.378cm" svg:x="0.796cm" svg:y="0.014cm" draw:control="control71"/>Mél :</text:p>
          </table:table-cell>
        </table:table-row>
        <table:table-row>
          <table:table-cell table:style-name="Table1.A8" table:number-columns-spanned="2" office:value-type="string">
            <text:p text:style-name="P8">- À REMPLIR PAR LE COLLECTEUR-TRANSPORTEUR -</text:p>
          </table:table-cell>
          <table:covered-table-cell/>
        </table:table-row>
        <table:table-row>
          <table:table-cell table:style-name="Table1.A9" office:value-type="string">
            <text:p text:style-name="P9"><draw:control text:anchor-type="char" draw:z-index="56" draw:style-name="gr2" draw:text-style-name="P25" svg:width="0.888cm" svg:height="0.449cm" svg:x="1.593cm" svg:y="0.36cm" draw:control="control53"/><draw:control text:anchor-type="char" draw:z-index="57" draw:style-name="gr2" draw:text-style-name="P25" svg:width="0.888cm" svg:height="0.449cm" svg:x="2.646cm" svg:y="0.36cm" draw:control="control54"/><draw:control text:anchor-type="char" draw:z-index="58" draw:style-name="gr2" draw:text-style-name="P25" svg:width="0.888cm" svg:height="0.449cm" svg:x="3.709cm" svg:y="0.36cm" draw:control="control55"/>8. Collecteur-transporteur</text:p>
            <text:p text:style-name="Standard"><text:span text:style-name="T5">N° SIREN : </text:span><text:span text:style-name="T16">|_|_|_| <text:s text:c="2"/>|_|_|_| <text:s text:c="2"/>|_|_|_|</text:span></text:p>
            <text:p text:style-name="P10">NOM :<draw:control text:anchor-type="char" draw:z-index="62" draw:style-name="gr2" draw:text-style-name="P26" svg:width="7.441cm" svg:height="0.345cm" svg:x="0.975cm" svg:y="0.011cm" draw:control="control59"/></text:p>
            <text:p text:style-name="P10"><draw:control text:anchor-type="paragraph" draw:z-index="63" draw:style-name="gr8" draw:text-style-name="P26" svg:width="5.628cm" svg:height="0.733cm" svg:x="1.228cm" svg:y="0.014cm" draw:control="control60"/>Adresse :</text:p>
            <text:p text:style-name="P10"/>
            <text:p text:style-name="P10">Tél. : <text:s text:c="10"/>dereau suit le déchet.<draw:control text:anchor-type="char" draw:z-index="67" draw:style-name="gr2" draw:text-style-name="P26" svg:width="2.273cm" svg:height="0.332cm" svg:x="4.219cm" svg:y="0.011cm" draw:control="control64"/><draw:control text:anchor-type="char" draw:z-index="65" draw:style-name="gr2" draw:text-style-name="P26" svg:width="2.273cm" svg:height="0.332cm" svg:x="0.707cm" svg:y="0.007cm" draw:control="control62"/></text:p>
            <text:p text:style-name="P10"><draw:control text:anchor-type="char" draw:z-index="66" draw:style-name="gr2" draw:text-style-name="P26" svg:width="3.737cm" svg:height="0.332cm" svg:x="0.702cm" svg:y="0.051cm" draw:control="control63"/>Mél :</text:p>
            <text:p text:style-name="P10"><draw:control text:anchor-type="char" draw:z-index="64" draw:style-name="gr2" draw:text-style-name="P26" svg:width="4.71cm" svg:height="0.301cm" svg:x="2.843cm" svg:y="0.018cm" draw:control="control61"/>Personne à contacter :</text:p>
          </table:table-cell>
          <table:table-cell table:style-name="Table1.B9" office:value-type="string">
            <text:p text:style-name="P11">Récépissé n°  : <text:s text:c="30"/>Département :<draw:control text:anchor-type="char" draw:z-index="80" draw:style-name="gr2" draw:text-style-name="P26" svg:width="1.731cm" svg:height="0.313cm" svg:x="6.101cm" svg:y="0.051cm" draw:control="control77"/><draw:control text:anchor-type="char" draw:z-index="77" draw:style-name="gr2" draw:text-style-name="P26" svg:width="1.731cm" svg:height="0.313cm" svg:x="1.933cm" svg:y="0.051cm" draw:control="control74"/></text:p>
            <text:p text:style-name="P10">Limite de validité :<draw:control text:anchor-type="char" draw:z-index="78" draw:style-name="gr2" draw:text-style-name="P26" svg:width="3.382cm" svg:height="0.313cm" svg:x="2.517cm" svg:y="0.051cm" draw:control="control75"/></text:p>
            <text:p text:style-name="P10"><draw:control text:anchor-type="char" draw:z-index="81" draw:style-name="gr2" draw:text-style-name="P26" svg:width="3.227cm" svg:height="0.29cm" svg:x="2.517cm" svg:y="0.092cm" draw:control="control78"/>Mode de transport :</text:p>
            <text:p text:style-name="P6">Date de prise en charge : <draw:control text:anchor-type="as-char" svg:y="-0.295cm" draw:z-index="83" draw:style-name="gr10" draw:text-style-name="P30" svg:width="2.779cm" svg:height="0.458cm" draw:control="control81"/> <text:s text:c="6"/></text:p>
            <text:p text:style-name="P10"/>
            <text:p text:style-name="P10">Signature:</text:p>
            <text:p text:style-name="P10"><draw:control text:anchor-type="char" draw:z-index="0" draw:style-name="gr1" draw:text-style-name="P24" svg:width="0.41cm" svg:height="0.436cm" svg:x="0.153cm" svg:y="0.279cm" draw:control="control79"/></text:p>
            <text:p text:style-name="Standard"><text:span text:style-name="T12"><text:s text:c="9"/></text:span><text:span text:style-name="T5">Transport multimodal </text:span><text:span text:style-name="T11">(Cadres 20 et 21 à remplir)</text:span></text:p>
          </table:table-cell>
        </table:table-row>
        <table:table-row>
          <table:table-cell table:style-name="Table1.A10" table:number-columns-spanned="2" office:value-type="string">
            <text:p text:style-name="P8">- DÉCLARATION GÉNÉRALE DE L’ÉMETTEUR DU BORDEREAU -</text:p>
          </table:table-cell>
          <table:covered-table-cell/>
        </table:table-row>
        <table:table-row>
          <table:table-cell table:style-name="Table1.A11" office:value-type="string">
            <text:p text:style-name="P13"><text:span text:style-name="T6">9. Déclaration générale de l’émetteur du bordereau</text:span><text:span text:style-name="T5"> :</text:span></text:p>
            <text:p text:style-name="P10">Je soussigné certifie que les renseignements portés dans les cadres <text:line-break/>ci-dessus sont exacts et établis de bonne foi.</text:p>
            <text:p text:style-name="Standard"><text:span text:style-name="T5">NOM : <text:s/></text:span><draw:control text:anchor-type="char" draw:z-index="70" draw:style-name="gr2" draw:text-style-name="P26" svg:width="4.058cm" svg:height="0.345cm" svg:x="0.981cm" svg:y="0cm" draw:control="control67"/><text:span text:style-name="T5"> <text:s text:c="51"/>Date : <text:s/></text:span><text:span text:style-name="T6"><text:s text:c="7"/>/ <text:s text:c="8"/>/</text:span></text:p>
          </table:table-cell>
          <table:table-cell table:style-name="Table1.B11" office:value-type="string">
            <text:p text:style-name="P11">Signature et cachet :</text:p>
            <text:p text:style-name="P10"/>
          </table:table-cell>
        </table:table-row>
      </table:table>
      <text:p text:style-name="P7">- À REMPLIR PAR L’INSTALLATION DE DESTINATION -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10. Expédition reçue à l’installation de destination</text:p>
            <text:p text:style-name="Standard"><text:span text:style-name="T5">N° SIRET : </text:span><text:span text:style-name="T16">|_|_|_| <text:s text:c="2"/>|_|_|_| <text:s text:c="2"/>|_|_|_| <text:s text:c="2"/>|_|_|_|_| <text:s text:c="2"/>|_|</text:span></text:p>
            <text:p text:style-name="P10">NOM :</text:p>
            <text:p text:style-name="P10">Adresse :</text:p>
            <text:p text:style-name="P10"/>
            <text:p text:style-name="P10">Personne à contacter :</text:p>
            <text:p text:style-name="P10">Quantité réelle présentée : <text:s text:c="27"/>tonne(s) <text:s text:c="5"/></text:p>
            <text:p text:style-name="Standard"><text:span text:style-name="T5">Date de présentation :</text:span><text:span text:style-name="T6"> <text:s text:c="6"/>/ <text:s text:c="5"/>/ <text:s text:c="10"/></text:span></text:p>
            <text:p text:style-name="Standard"><draw:custom-shape text:anchor-type="char" draw:z-index="21" draw:style-name="gr7" draw:text-style-name="P27" svg:width="0.318cm" svg:height="0.318cm" svg:x="4.145cm" svg:y="0.046cm"><text:p/><draw:enhanced-geometry svg:viewBox="0 0 21600 21600" draw:type="rectangle" draw:enhanced-path="M 0 0 L 21600 0 21600 21600 0 21600 0 0 Z N"/></draw:custom-shape><draw:custom-shape text:anchor-type="char" draw:z-index="20" draw:style-name="gr7" draw:text-style-name="P27" svg:width="0.318cm" svg:height="0.318cm" svg:x="2.54cm" svg:y="0.046cm"><text:p/><draw:enhanced-geometry svg:viewBox="0 0 21600 21600" draw:type="rectangle" draw:enhanced-path="M 0 0 L 21600 0 21600 21600 0 21600 0 0 Z N"/></draw:custom-shape><text:span text:style-name="T4">Lot</text:span><text:span text:style-name="T5"> accepté : <text:s text:c="16"/>oui <text:s text:c="15"/>non</text:span></text:p>
            <text:p text:style-name="P10">Motif de refus :</text:p>
            <text:p text:style-name="P10"/>
            <text:p text:style-name="P10"/>
            <text:p text:style-name="P10">Signataire : <text:s text:c="27"/>Signature et cachet :</text:p>
            <text:p text:style-name="Standard"><text:span text:style-name="T5">Date :</text:span><text:span text:style-name="T6"> <text:s text:c="6"/>/ <text:s text:c="5"/>/</text:span></text:p>
          </table:table-cell>
          <table:table-cell table:style-name="Table2.B1" table:number-columns-spanned="2" office:value-type="string">
            <text:p text:style-name="P9">11. Réalisation de l’opération :</text:p>
            <text:p text:style-name="P10">Code D/R :</text:p>
            <text:p text:style-name="P10"/>
            <text:p text:style-name="P10">Description :</text:p>
            <text:p text:style-name="P10"/>
            <text:p text:style-name="P10"/>
            <text:p text:style-name="P10">Je soussigné certifie que l’opération ci-dessus a été effectuée</text:p>
            <text:p text:style-name="P10">NOM :</text:p>
            <text:p text:style-name="Standard"><text:span text:style-name="T5">Date : <text:s/></text:span><text:span text:style-name="T6"><text:s text:c="7"/>/ <text:s text:c="5"/>/ <text:s text:c="10"/></text:span><text:span text:style-name="T5"><text:s text:c="3"/>Signature et cachet :</text:span></text:p>
            <text:p text:style-name="P10"/>
            <text:p text:style-name="P10"/>
            <text:p text:style-name="P10"/>
          </table:table-cell>
          <table:covered-table-cell/>
        </table:table-row>
        <table:table-row table:style-name="Table2.2">
          <table:table-cell table:style-name="Table2.A2" table:number-columns-spanned="3" office:value-type="string">
            <text:p text:style-name="P13"><text:span text:style-name="T6">12. Destination ultérieure prévue</text:span><text:span text:style-name="T5"> </text:span><text:span text:style-name="T8">(dans le cas d'une transformation ou d'un traitement aboutissant à des déchets dont la provenance reste identifiable le nouveau bordereau sera accompagné de l'annexe 2 du formulaire CERFA n°12571*01) </text:span><text:span text:style-name="T5">:</text:span></text:p>
          </table:table-cell>
          <table:covered-table-cell/>
          <table:covered-table-cell/>
        </table:table-row>
        <table:table-row table:style-name="Table2.2">
          <table:table-cell table:style-name="Table2.A2" table:number-columns-spanned="3" office:value-type="string">
            <text:p text:style-name="P11">Traitement prévu (code D/R) :</text:p>
          </table:table-cell>
          <table:covered-table-cell/>
          <table:covered-table-cell/>
        </table:table-row>
        <table:table-row table:style-name="Table2.4">
          <table:table-cell table:style-name="Table2.A4" table:number-columns-spanned="2" office:value-type="string">
            <text:p text:style-name="P13"><text:span text:style-name="T5">N° SIRET : </text:span><text:span text:style-name="T16">|_|_|_| <text:s text:c="2"/>|_|_|_| <text:s text:c="2"/>|_|_|_| <text:s text:c="2"/>|_|_|_|_| <text:s text:c="2"/>|_|</text:span></text:p>
            <text:p text:style-name="P10">NOM :</text:p>
            <text:p text:style-name="P10">Adresse :</text:p>
          </table:table-cell>
          <table:covered-table-cell/>
          <table:table-cell table:style-name="Table2.C4" office:value-type="string">
            <text:p text:style-name="P11">Personne à contacter :</text:p>
            <text:p text:style-name="P10">Tél. : <text:s text:c="43"/>Fax. :</text:p>
            <text:p text:style-name="P10">Mél : <text:s text:c="53"/></text:p>
          </table:table-cell>
        </table:table-row>
      </table:table>
      <text:p text:style-name="P19">L’original du border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ITC Bookman Light" svg:font-family="'ITC Bookman Light', 'Times New Roman'" style:font-family-generic="roman"/>
    <style:font-face style:name="Times New Roman1" svg:font-family="'Times New Roman'" style:font-adornments="Normal" style:font-family-generic="roman"/>
    <style:font-face style:name="Tahoma" svg:font-family="Tahom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" svg:font-family="'Century Gothic'" style:font-family-generic="swiss" style:font-pitch="variable"/>
    <style:font-face style:name="Optima" svg:font-family="Optima, 'Century Gothic'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1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423cm" fo:text-align="justify" style:justify-single-word="false">
        <style:tab-stops>
          <style:tab-stop style:position="1.499cm"/>
          <style:tab-stop style:position="2.101cm"/>
          <style:tab-stop style:position="2.701cm"/>
        </style:tab-stops>
      </style:paragraph-properties>
      <style:text-properties fo:font-size="11pt" fo:language="en" fo:country="GB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indent="0cm" style:auto-text-indent="false"/>
      <style:text-properties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9pt" style:font-size-asian="9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pt" style:text-underline-style="solid" style:text-underline-width="auto" style:text-underline-color="font-color" style:font-size-asian="9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9pt" style:text-underline-style="solid" style:text-underline-width="auto" style:text-underline-color="font-color" fo:font-weight="bold" style:font-size-asian="9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1pt" fo:language="en" fo:country="GB" style:font-size-asian="11pt" style:font-size-complex="10pt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1pt" fo:language="en" fo:country="GB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Considérant" style:family="paragraph" style:parent-style-name="Standard" style:list-style-name="WW8Num186">
      <style:paragraph-properties fo:margin-left="0cm" fo:margin-right="0cm" fo:margin-top="0.212cm" fo:margin-bottom="0.212cm" fo:text-align="justify" style:justify-single-word="false" fo:text-indent="0cm" style:auto-text-indent="false"/>
      <style:text-properties fo:language="en" fo:country="GB" style:font-size-complex="10pt"/>
    </style:style>
    <style:style style:name="Corps_20_de_20_texte_20_2" style:display-name="Corps de texte 2" style:family="paragraph" style:parent-style-name="Standard">
      <style:paragraph-properties fo:text-align="center" style:justify-single-word="false"/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Liste_20_à_20_puces" style:display-name="Liste à puces" style:family="paragraph" style:parent-style-name="Standard"/>
    <style:style style:name="Commentaire" style:family="paragraph" style:parent-style-name="Standard">
      <style:text-properties fo:font-size="10pt" style:font-size-asian="10pt" style:font-size-complex="10pt"/>
    </style:style>
    <style:style style:name="Normal_20_centré" style:display-name="Normal centré" style:family="paragraph" style:parent-style-name="Standard">
      <style:paragraph-properties fo:margin-left="0.099cm" fo:margin-right="-0.099cm" fo:margin-top="0.212cm" fo:margin-bottom="0cm" fo:text-align="justify" style:justify-single-word="false" fo:text-indent="0cm" style:auto-text-indent="false"/>
      <style:text-properties style:font-name="Century Gothic" fo:font-size="11pt" style:font-size-asian="11pt"/>
    </style:style>
    <style:style style:name="Endnote_20_Symbol" style:display-name="Endnote Symbol" style:family="text" style:parent-style-name="Police_20_par_20_défau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48z0" style:family="text">
      <style:text-properties style:font-name="Symbol"/>
    </style:style>
    <style:style style:name="WW8Num49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53z0" style:family="text">
      <style:text-properties fo:font-style="normal" fo:font-weight="normal" style:font-style-asian="normal" style:font-weight-asian="normal"/>
    </style:style>
    <style:style style:name="WW8Num54z0" style:family="text">
      <style:text-properties style:font-name="Symbol"/>
    </style:style>
    <style:style style:name="WW8Num55z0" style:family="text">
      <style:text-properties style:font-name="Symbol"/>
    </style:style>
    <style:style style:name="WW8Num56z0" style:family="text">
      <style:text-properties style:text-underline-style="solid" style:text-underline-width="auto" style:text-underline-color="font-color"/>
    </style:style>
    <style:style style:name="WW8Num57z0" style:family="text">
      <style:text-properties style:font-name="Symbol"/>
    </style:style>
    <style:style style:name="WW8Num59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60z0" style:family="text">
      <style:text-properties style:font-name="Wingdings"/>
    </style:style>
    <style:style style:name="WW8Num61z0" style:family="text">
      <style:text-properties fo:font-style="normal" fo:font-weight="normal" style:font-style-asian="normal" style:font-weight-asian="normal"/>
    </style:style>
    <style:style style:name="WW8Num66z0" style:family="text">
      <style:text-properties style:font-name="Wingdings"/>
    </style:style>
    <style:style style:name="WW8Num68z0" style:family="text">
      <style:text-properties style:font-name="Symbol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1z0" style:family="text">
      <style:text-properties style:font-name="Times New Roman" style:font-name-asian="Times New Roman" style:font-name-complex="Times New Roman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WW8Num71z3" style:family="text">
      <style:text-properties style:font-name="Symbol"/>
    </style:style>
    <style:style style:name="WW8Num74z0" style:family="text">
      <style:text-properties style:font-name="Symbol"/>
    </style:style>
    <style:style style:name="WW8Num76z0" style:family="text">
      <style:text-properties style:text-underline-style="solid" style:text-underline-width="auto" style:text-underline-color="font-color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/>
    </style:style>
    <style:style style:name="WW8Num77z2" style:family="text">
      <style:text-properties style:font-name="Wingdings"/>
    </style:style>
    <style:style style:name="WW8Num79z0" style:family="text">
      <style:text-properties style:font-name="Wingdings"/>
    </style:style>
    <style:style style:name="WW8Num81z0" style:family="text">
      <style:text-properties style:font-name="Symbol"/>
    </style:style>
    <style:style style:name="WW8Num83z0" style:family="text">
      <style:text-properties style:font-name="Wingdings" fo:font-size="8pt" style:font-size-asian="8pt"/>
    </style:style>
    <style:style style:name="WW8Num85z0" style:family="text">
      <style:text-properties style:font-name="Symbol"/>
    </style:style>
    <style:style style:name="WW8Num86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5z0" style:family="text">
      <style:text-properties style:font-name="Symbol"/>
    </style:style>
    <style:style style:name="WW8Num101z0" style:family="text">
      <style:text-properties style:font-name="Symbol"/>
    </style:style>
    <style:style style:name="WW8Num102z0" style:family="text">
      <style:text-properties style:font-name="Symbol"/>
    </style:style>
    <style:style style:name="WW8Num103z0" style:family="text">
      <style:text-properties style:use-window-font-color="true" style:font-name="Symbol"/>
    </style:style>
    <style:style style:name="WW8Num104z0" style:family="text">
      <style:text-properties style:font-name="Wingdings" fo:font-size="8pt" style:font-size-asian="8pt"/>
    </style:style>
    <style:style style:name="WW8Num104z1" style:family="text">
      <style:text-properties style:font-name="Courier New"/>
    </style:style>
    <style:style style:name="WW8Num104z2" style:family="text">
      <style:text-properties style:font-name="Wingdings"/>
    </style:style>
    <style:style style:name="WW8Num104z3" style:family="text">
      <style:text-properties style:font-name="Symbol"/>
    </style:style>
    <style:style style:name="WW8Num106z0" style:family="text">
      <style:text-properties style:use-window-font-color="true" style:font-name="Monotype Sorts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5z0" style:family="text">
      <style:text-properties style:font-name="Times New Roman"/>
    </style:style>
    <style:style style:name="WW8Num116z0" style:family="text">
      <style:text-properties style:font-name="Optima" fo:font-size="10pt" style:font-size-asian="10pt"/>
    </style:style>
    <style:style style:name="WW8Num120z0" style:family="text">
      <style:text-properties style:use-window-font-color="true" style:font-name="Monotype Sorts"/>
    </style:style>
    <style:style style:name="WW8Num121z0" style:family="text">
      <style:text-properties style:font-name="Symbol"/>
    </style:style>
    <style:style style:name="WW8Num124z0" style:family="text">
      <style:text-properties style:font-name="Symbol"/>
    </style:style>
    <style:style style:name="WW8Num125z0" style:family="text">
      <style:text-properties style:use-window-font-color="true" style:font-name="Wingdings"/>
    </style:style>
    <style:style style:name="WW8Num126z0" style:family="text">
      <style:text-properties style:font-name="Wingdings"/>
    </style:style>
    <style:style style:name="WW8Num132z0" style:family="text">
      <style:text-properties style:text-underline-style="solid" style:text-underline-width="auto" style:text-underline-color="font-color"/>
    </style:style>
    <style:style style:name="WW8Num135z0" style:family="text">
      <style:text-properties style:font-name="Symbol"/>
    </style:style>
    <style:style style:name="WW8Num140z0" style:family="text">
      <style:text-properties style:font-name="Symbol"/>
    </style:style>
    <style:style style:name="WW8Num142z0" style:family="text">
      <style:text-properties style:font-name="Times New Roman" style:font-name-asian="Times New Roman" style:font-name-complex="Times New Roman"/>
    </style:style>
    <style:style style:name="WW8Num142z1" style:family="text">
      <style:text-properties style:font-name="Courier New"/>
    </style:style>
    <style:style style:name="WW8Num142z2" style:family="text">
      <style:text-properties style:font-name="Wingdings"/>
    </style:style>
    <style:style style:name="WW8Num142z3" style:family="text">
      <style:text-properties style:font-name="Symbol"/>
    </style:style>
    <style:style style:name="WW8Num144z0" style:family="text">
      <style:text-properties style:font-name="Symbol"/>
    </style:style>
    <style:style style:name="WW8Num151z0" style:family="text">
      <style:text-properties style:font-name="Wingdings"/>
    </style:style>
    <style:style style:name="WW8Num155z0" style:family="text">
      <style:text-properties style:font-name="Symbol"/>
    </style:style>
    <style:style style:name="WW8Num156z0" style:family="text">
      <style:text-properties style:font-name="Symbol"/>
    </style:style>
    <style:style style:name="WW8Num161z0" style:family="text">
      <style:text-properties style:font-name="Symbol"/>
    </style:style>
    <style:style style:name="WW8Num162z0" style:family="text">
      <style:text-properties style:font-name="Symbol"/>
    </style:style>
    <style:style style:name="WW8Num165z0" style:family="text">
      <style:text-properties style:font-name="Symbol"/>
    </style:style>
    <style:style style:name="WW8Num166z0" style:family="text">
      <style:text-properties style:font-name="ITC Bookman Light"/>
    </style:style>
    <style:style style:name="WW8Num167z0" style:family="text">
      <style:text-properties style:font-name="Symbol"/>
    </style:style>
    <style:style style:name="WW8Num168z0" style:family="text">
      <style:text-properties style:font-name="Symbol"/>
    </style:style>
    <style:style style:name="WW8Num169z0" style:family="text">
      <style:text-properties style:font-name="Wingdings"/>
    </style:style>
    <style:style style:name="WW8Num174z0" style:family="text">
      <style:text-properties style:font-name="Symbol"/>
    </style:style>
    <style:style style:name="WW8Num175z0" style:family="text">
      <style:text-properties style:font-name="Symbol"/>
    </style:style>
    <style:style style:name="WW8Num177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179z0" style:family="text">
      <style:text-properties style:font-name="Symbol"/>
    </style:style>
    <style:style style:name="WW8Num181z0" style:family="text">
      <style:text-properties style:text-underline-style="solid" style:text-underline-width="auto" style:text-underline-color="font-color"/>
    </style:style>
    <style:style style:name="WW8Num185z0" style:family="text">
      <style:text-properties style:font-name="Times New Roman" style:font-name-asian="Times New Roman" style:font-name-complex="Times New Roman"/>
    </style:style>
    <style:style style:name="WW8Num185z1" style:family="text">
      <style:text-properties style:font-name="Courier New"/>
    </style:style>
    <style:style style:name="WW8Num185z2" style:family="text">
      <style:text-properties style:font-name="Wingdings"/>
    </style:style>
    <style:style style:name="WW8Num185z3" style:family="text">
      <style:text-properties style:font-name="Symbol"/>
    </style:style>
    <style:style style:name="WW8Num187z0" style:family="text">
      <style:text-properties style:font-name="Symbol"/>
    </style:style>
    <style:style style:name="WW8Num189z0" style:family="text">
      <style:text-properties style:font-name="Wingdings" fo:font-size="8pt" style:font-size-asian="8pt"/>
    </style:style>
    <style:style style:name="WW8Num189z1" style:family="text">
      <style:text-properties style:font-name="Courier New"/>
    </style:style>
    <style:style style:name="WW8Num189z2" style:family="text">
      <style:text-properties style:font-name="Wingdings"/>
    </style:style>
    <style:style style:name="WW8Num189z3" style:family="text">
      <style:text-properties style:font-name="Symbol"/>
    </style:style>
    <style:style style:name="WW8Num193z0" style:family="text">
      <style:text-properties style:font-name="Wingdings"/>
    </style:style>
    <style:style style:name="WW8Num194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197z0" style:family="text">
      <style:text-properties style:font-name="Wingdings"/>
    </style:style>
    <style:style style:name="WW8Num198z0" style:family="text">
      <style:text-properties style:font-name="Symbol"/>
    </style:style>
    <style:style style:name="WW8Num199z0" style:family="text">
      <style:text-properties style:font-name="Symbol"/>
    </style:style>
    <style:style style:name="WW8Num210z0" style:family="text">
      <style:text-properties style:font-name="Symbol"/>
    </style:style>
    <style:style style:name="WW8Num211z0" style:family="text">
      <style:text-properties style:font-name="Wingdings"/>
    </style:style>
    <style:style style:name="WW8Num213z0" style:family="text">
      <style:text-properties style:font-name="Symbol"/>
    </style:style>
    <style:style style:name="WW8Num215z0" style:family="text">
      <style:text-properties style:text-underline-style="solid" style:text-underline-width="auto" style:text-underline-color="font-color"/>
    </style:style>
    <style:style style:name="WW8Num218z0" style:family="text">
      <style:text-properties style:font-name="Symbol"/>
    </style:style>
    <style:style style:name="WW8Num222z0" style:family="text">
      <style:text-properties style:font-name="Symbol" fo:font-style="normal" style:font-style-asian="normal"/>
    </style:style>
    <style:style style:name="WW8Num224z0" style:family="text">
      <style:text-properties style:text-underline-style="solid" style:text-underline-width="auto" style:text-underline-color="font-color"/>
    </style:style>
    <style:style style:name="WW8Num226z0" style:family="text">
      <style:text-properties style:font-name="Wingdings"/>
    </style:style>
    <style:style style:name="WW8Num227z0" style:family="text">
      <style:text-properties style:font-name="Symbol"/>
    </style:style>
    <style:style style:name="WW8Num228z0" style:family="text">
      <style:text-properties style:font-name="Symbol"/>
    </style:style>
    <style:style style:name="WW8Num230z0" style:family="text">
      <style:text-properties style:font-name="Times New Roman" style:font-name-asian="Times New Roman" style:font-name-complex="Times New Roman"/>
    </style:style>
    <style:style style:name="WW8Num230z1" style:family="text">
      <style:text-properties style:font-name="Courier New"/>
    </style:style>
    <style:style style:name="WW8Num230z2" style:family="text">
      <style:text-properties style:font-name="Wingdings"/>
    </style:style>
    <style:style style:name="WW8Num230z3" style:family="text">
      <style:text-properties style:font-name="Symbol"/>
    </style:style>
    <style:style style:name="WW8Num233z0" style:family="text">
      <style:text-properties style:font-name="Symbol"/>
    </style:style>
    <style:style style:name="WW8Num235z0" style:family="text">
      <style:text-properties style:font-name="Symbol"/>
    </style:style>
    <style:style style:name="WW8Num239z0" style:family="text">
      <style:text-properties style:font-name="Symbol"/>
    </style:style>
    <style:style style:name="WW8Num240z0" style:family="text">
      <style:text-properties style:font-name="Optima" fo:font-size="10pt" style:font-size-asian="10pt"/>
    </style:style>
    <style:style style:name="WW8Num245z0" style:family="text">
      <style:text-properties style:font-name="Wingdings"/>
    </style:style>
    <style:style style:name="WW8Num249z0" style:family="text">
      <style:text-properties style:font-name="ITC Bookman Light"/>
    </style:style>
    <style:style style:name="WW8Num250z0" style:family="text">
      <style:text-properties style:font-name="Wingdings"/>
    </style:style>
    <style:style style:name="WW8Num253z0" style:family="text">
      <style:text-properties style:font-name="Wingdings"/>
    </style:style>
    <style:style style:name="WW8Num254z0" style:family="text">
      <style:text-properties style:font-name="Symbol"/>
    </style:style>
    <style:style style:name="WW8Num255z0" style:family="text">
      <style:text-properties style:font-name="Symbol"/>
    </style:style>
    <style:style style:name="WW8Num260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Times New Roman" style:font-name-asian="Times New Roman" style:font-name-complex="Times New Roman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4z3" style:family="text">
      <style:text-properties style:font-name="Symbol"/>
    </style:style>
    <style:style style:name="WW8Num265z0" style:family="text">
      <style:text-properties style:font-name="Symbol"/>
    </style:style>
    <style:style style:name="WW8Num273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274z0" style:family="text">
      <style:text-properties fo:font-style="normal" fo:font-weight="normal" style:font-style-asian="normal" style:font-weight-asian="normal"/>
    </style:style>
    <style:style style:name="WW8Num275z0" style:family="text">
      <style:text-properties fo:font-style="normal" fo:font-weight="normal" style:font-style-asian="normal" style:font-weight-asian="normal"/>
    </style:style>
    <style:style style:name="WW8Num277z0" style:family="text">
      <style:text-properties style:font-name="Wingdings"/>
    </style:style>
    <style:style style:name="WW8Num279z0" style:family="text">
      <style:text-properties style:font-name="Symbol"/>
    </style:style>
    <style:style style:name="WW8Num280z0" style:family="text">
      <style:text-properties style:font-name="Symbol"/>
    </style:style>
    <style:style style:name="WW8Num282z0" style:family="text">
      <style:text-properties style:font-name="Symbol"/>
    </style:style>
    <style:style style:name="WW8Num286z0" style:family="text">
      <style:text-properties style:font-name="Symbol"/>
    </style:style>
    <style:style style:name="WW8Num288z0" style:family="text">
      <style:text-properties style:font-name="Symbol"/>
    </style:style>
    <style:style style:name="WW8Num289z0" style:family="text">
      <style:text-properties style:font-name="Symbol"/>
    </style:style>
    <style:style style:name="WW8Num290z0" style:family="text">
      <style:text-properties style:font-name="Symbol"/>
    </style:style>
    <style:style style:name="WW8Num291z0" style:family="text">
      <style:text-properties style:use-window-font-color="true" style:font-name="Monotype Sorts"/>
    </style:style>
    <style:style style:name="WW8Num292z0" style:family="text">
      <style:text-properties style:font-name="Symbol"/>
    </style:style>
    <style:style style:name="WW8Num293z0" style:family="text">
      <style:text-properties style:font-name="Times New Roman" style:font-name-asian="Times New Roman" style:font-name-complex="Times New Roman"/>
    </style:style>
    <style:style style:name="WW8Num293z1" style:family="text">
      <style:text-properties style:font-name="Courier New"/>
    </style:style>
    <style:style style:name="WW8Num293z2" style:family="text">
      <style:text-properties style:font-name="Wingdings"/>
    </style:style>
    <style:style style:name="WW8Num293z3" style:family="text">
      <style:text-properties style:font-name="Symbol"/>
    </style:style>
    <style:style style:name="WW8Num295z0" style:family="text">
      <style:text-properties style:font-name="Symbol"/>
    </style:style>
    <style:style style:name="WW8Num298z0" style:family="text">
      <style:text-properties style:font-name="Symbol"/>
    </style:style>
    <style:style style:name="WW8Num299z0" style:family="text">
      <style:text-properties style:font-name="Times New Roman" style:font-name-asian="Times New Roman" style:font-name-complex="Times New Roman"/>
    </style:style>
    <style:style style:name="WW8Num299z1" style:family="text">
      <style:text-properties style:font-name="Courier New"/>
    </style:style>
    <style:style style:name="WW8Num299z2" style:family="text">
      <style:text-properties style:font-name="Wingdings"/>
    </style:style>
    <style:style style:name="WW8Num299z3" style:family="text">
      <style:text-properties style:font-name="Symbol"/>
    </style:style>
    <style:style style:name="WW8Num302z0" style:family="text">
      <style:text-properties style:font-name="Wingdings" fo:font-size="8pt" style:font-size-asian="8pt"/>
    </style:style>
    <style:style style:name="WW8Num302z1" style:family="text">
      <style:text-properties style:font-name="Courier New"/>
    </style:style>
    <style:style style:name="WW8Num302z2" style:family="text">
      <style:text-properties style:font-name="Wingdings"/>
    </style:style>
    <style:style style:name="WW8Num302z3" style:family="text">
      <style:text-properties style:font-name="Symbol"/>
    </style:style>
    <style:style style:name="WW8Num307z0" style:family="text">
      <style:text-properties style:font-name="Symbol"/>
    </style:style>
    <style:style style:name="WW8Num310z0" style:family="text">
      <style:text-properties style:font-name="Symbol"/>
    </style:style>
    <style:style style:name="WW8Num312z0" style:family="text">
      <style:text-properties style:font-name="Symbol"/>
    </style:style>
    <style:style style:name="WW8Num315z0" style:family="text">
      <style:text-properties style:font-name="Symbol"/>
    </style:style>
    <style:style style:name="WW8Num319z0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0.85cm"/>
      </text:list-level-style-number>
      <text:list-level-style-number text:level="2" style:num-suffix="." style:num-format="1" text:display-levels="2">
        <style:list-level-properties text:space-before="0.85cm" text:min-label-width="0.42cm"/>
      </text:list-level-style-number>
      <text:list-level-style-number text:level="3" style:num-suffix="." style:num-format="1" text:display-levels="3">
        <style:list-level-properties text:space-before="2.12cm"/>
      </text:list-level-style-number>
      <text:list-level-style-number text:level="4" style:num-suffix="." style:num-format="1" text:display-levels="4">
        <style:list-level-properties text:space-before="2.12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prefix="(" style:num-suffix=")" style:num-format="i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suffix="." style:num-format="i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prefix="S" style:num-format="">
        <style:list-level-properties/>
      </text:list-level-style-number>
      <text:list-level-style-number text:level="2" style:num-prefix="S" style:num-format="">
        <style:list-level-properties/>
      </text:list-level-style-number>
      <text:list-level-style-number text:level="3" style:num-prefix="S" style:num-format="">
        <style:list-level-properties/>
      </text:list-level-style-number>
      <text:list-level-style-number text:level="4" style:num-prefix="S" style:num-format="">
        <style:list-level-properties/>
      </text:list-level-style-number>
      <text:list-level-style-number text:level="5" style:num-prefix="S" style:num-format="">
        <style:list-level-properties/>
      </text:list-level-style-number>
      <text:list-level-style-number text:level="6" style:num-prefix="S" style:num-format="">
        <style:list-level-properties/>
      </text:list-level-style-number>
      <text:list-level-style-number text:level="7" style:num-prefix="S" style:num-format="">
        <style:list-level-properties/>
      </text:list-level-style-number>
      <text:list-level-style-number text:level="8" style:num-prefix="S" style:num-format="">
        <style:list-level-properties/>
      </text:list-level-style-number>
      <text:list-level-style-number text:level="9" style:num-pre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suffix=")" style:num-format="i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i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text:style-name="WW8Num49z0" style:num-prefix="(" style:num-suffix=") " style:num-format="a" style:num-letter-sync="true" text:start-value="3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i">
        <style:list-level-properties text:space-before="2.501cm"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text:style-name="WW8Num53z0" style:num-suffix="." style:num-format="i">
        <style:list-level-properties text:space-before="1.5cm" text:min-label-width="0.6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number text:level="1" text:style-name="WW8Num56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prefix="(" style:num-suffix=")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text:style-name="WW8Num59z0" style:num-prefix="(" style:num-suffix=") " style:num-format="a" style:num-letter-sync="true" text:start-value="5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text:style-name="WW8Num61z0" style:num-suffix="." style:num-format="i">
        <style:list-level-properties text:space-before="1.5cm" text:min-label-width="0.6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style:num-suffix="." text:bullet-char="-">
        <style:list-level-properties text:space-before="1.27cm" text:min-label-width="1.27cm"/>
        <style:text-properties style:font-name="Times New Roman"/>
      </text:list-level-style-bullet>
      <text:list-level-style-bullet text:level="2" text:style-name="WW8Num7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7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7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7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number text:level="1" style:num-format="1" text:start-value="5">
        <style:list-level-properties text:min-label-width="0.741cm"/>
      </text:list-level-style-number>
      <text:list-level-style-number text:level="2" style:num-format="1" text:start-value="2" text:display-levels="2">
        <style:list-level-properties text:min-label-width="0.74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number text:level="1" text:style-name="WW8Num76z0" style:num-suffix="." style:num-format="1" text:start-value="9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number text:level="1" style:num-suffix="." style:num-format="1" text:start-value="9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">
        <style:list-level-properties text:min-label-width="0.1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)" style:num-format="1">
        <style:list-level-properties text:space-before="1.50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text:style-name="WW8Num86z0" style:num-prefix="(" style:num-suffix=") 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number text:level="1" style:num-prefix="(" style:num-suffix=")" style:num-format="a" style:num-letter-sync="true" text:start-value="3">
        <style:list-level-properties text:space-before="1.508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)" style:num-format="a" style:num-letter-sync="true" text:start-value="5">
        <style:list-level-properties text:space-before="2.302cm" text:min-label-width="2.30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A" style:num-letter-sync="true" text:start-value="3">
        <style:list-level-properties text:min-label-width="0.6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)" style:num-format="a" style:num-letter-sync="true">
        <style:list-level-properties text:space-before="2.487cm"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>
      <text:list-level-style-bullet text:level="1" text:style-name="WW8Num104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">
        <style:list-level-properties text:space-before="1.501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start-value="3" text:display-levels="2">
        <style:list-level-properties text:min-label-width="0.74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1" text:display-levels="2">
        <style:list-level-properties text:min-label-width="1.501cm"/>
      </text:list-level-style-number>
      <text:list-level-style-number text:level="3" style:num-suffix="." style:num-format="1" text:display-levels="3">
        <style:list-level-properties text:min-label-width="1.501cm"/>
      </text:list-level-style-number>
      <text:list-level-style-number text:level="4" style:num-suffix="." style:num-format="1" text:display-levels="4">
        <style:list-level-properties text:min-label-width="1.501cm"/>
      </text:list-level-style-number>
      <text:list-level-style-number text:level="5" style:num-format="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-">
        <style:list-level-properties text:space-before="2.69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number text:level="1" text:style-name="WW8Num116z0" style:num-suffix=") 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">
        <style:list-level-properties text:space-before="1.501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number text:level="1" style:num-prefix="(" style:num-suffix=")" style:num-format="a" style:num-letter-sync="true" text:start-value="5">
        <style:list-level-properties text:space-before="1.27cm"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prefix="(" style:num-suffix=")" style:num-format="i">
        <style:list-level-properties text:space-before="1.508cm"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">
        <style:list-level-properties text:space-before="1.508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>
      <text:list-level-style-number text:level="1" style:num-suffix="." style:num-format="1" text:start-value="2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>
      <text:list-level-style-number text:level="1" style:num-format="1" text:start-value="5">
        <style:list-level-properties text:min-label-width="2.302cm"/>
      </text:list-level-style-number>
      <text:list-level-style-number text:level="2" style:num-format="1" text:start-value="95" text:display-levels="2">
        <style:list-level-properties text:min-label-width="2.302cm"/>
      </text:list-level-style-number>
      <text:list-level-style-number text:level="3" style:num-format="1" text:start-value="5" text:display-levels="3">
        <style:list-level-properties text:min-label-width="2.302cm"/>
      </text:list-level-style-number>
      <text:list-level-style-number text:level="4" style:num-format="1" text:display-levels="4">
        <style:list-level-properties text:min-label-width="2.302cm"/>
      </text:list-level-style-number>
      <text:list-level-style-number text:level="5" style:num-format="1" text:display-levels="5">
        <style:list-level-properties text:min-label-width="2.302cm"/>
      </text:list-level-style-number>
      <text:list-level-style-number text:level="6" style:num-format="1" text:display-levels="6">
        <style:list-level-properties text:min-label-width="2.302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>
      <text:list-level-style-number text:level="1" text:style-name="WW8Num13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number text:level="1" style:num-suffix="." style:num-format="I" text:start-value="6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>
      <text:list-level-style-number text:level="1" style:num-suffix="." style:num-format="1" text:start-value="3">
        <style:list-level-properties text:space-before="0.635cm" text:min-label-width="1.27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number text:level="1" style:num-suffix="." style:num-format="1" text:start-value="5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number text:level="1" style:num-format="1">
        <style:list-level-properties text:min-label-width="2.24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space-before="1.501cm" text:min-label-width="0.7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>
      <text:list-level-style-number text:level="1" style:num-suffix="." style:num-format="1" text:start-value="3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prefix="(" style:num-suffix=")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number text:level="1" style:num-suffix="." style:num-format="a" style:num-letter-sync="true" text:start-value="1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bullet text:level="1" text:style-name="WW8Num15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suffix="." style:num-format="1" text:start-value="2">
        <style:list-level-properties text:space-before="1.243cm"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number text:level="1" style:num-suffix=")" style:num-format="1">
        <style:list-level-properties text:space-before="1.7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number text:level="1" style:num-suffix=")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number text:level="1" style:num-suffix=")" style:num-format="i" text:start-value="2">
        <style:list-level-properties text:space-before="2.256cm"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)" style:num-format="i" text:start-value="12">
        <style:list-level-properties text:space-before="1.508cm" text:min-label-width="1.27cm"/>
      </text:list-level-style-number>
      <text:list-level-style-number text:level="2" style:num-suffix="." style:num-format="a" style:num-letter-sync="true">
        <style:list-level-properties text:space-before="2.778cm" text:min-label-width="0.635cm"/>
      </text:list-level-style-number>
      <text:list-level-style-number text:level="3" style:num-suffix="." style:num-format="i">
        <style:list-level-properties text:min-label-width="4.683cm" text:min-label-distance="0.318cm" fo:text-align="end"/>
      </text:list-level-style-number>
      <text:list-level-style-number text:level="4" style:num-suffix="." style:num-format="1">
        <style:list-level-properties text:space-before="5.318cm" text:min-label-width="0.635cm"/>
      </text:list-level-style-number>
      <text:list-level-style-number text:level="5" style:num-suffix="." style:num-format="a" style:num-letter-sync="true">
        <style:list-level-properties text:space-before="6.588cm" text:min-label-width="0.635cm"/>
      </text:list-level-style-number>
      <text:list-level-style-number text:level="6" style:num-suffix="." style:num-format="i">
        <style:list-level-properties text:min-label-width="8.493cm" text:min-label-distance="0.318cm" fo:text-align="end"/>
      </text:list-level-style-number>
      <text:list-level-style-number text:level="7" style:num-suffix="." style:num-format="1">
        <style:list-level-properties text:space-before="9.128cm" text:min-label-width="0.635cm"/>
      </text:list-level-style-number>
      <text:list-level-style-number text:level="8" style:num-suffix="." style:num-format="a" style:num-letter-sync="true">
        <style:list-level-properties text:space-before="10.398cm" text:min-label-width="0.635cm"/>
      </text:list-level-style-number>
      <text:list-level-style-number text:level="9" style:num-suffix="." style:num-format="i">
        <style:list-level-properties text:min-label-width="12.30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>
      <text:list-level-style-bullet text:level="1" text:style-name="WW8Num161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prefix="(" style:num-suffix=")" style:num-format="a" style:num-letter-sync="true" text:start-value="2">
        <style:list-level-properties text:space-before="1.508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1.50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number text:level="1" text:style-name="WW8Num166z0" style:num-prefix="(" style:num-suffix=")" style:num-format="1" text:start-value="3">
        <style:list-level-properties text:min-label-width="1.50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number text:level="1" style:num-suffix=")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>
      <text:list-level-style-number text:level="1" style:num-suffix="." style:num-format="1">
        <style:list-level-properties text:space-before="1.27cm" text:min-label-width="1.27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>
      <text:list-level-style-number text:level="1" style:num-format="1" text:start-value="5">
        <style:list-level-properties text:min-label-width="2.302cm"/>
      </text:list-level-style-number>
      <text:list-level-style-number text:level="2" style:num-format="1" text:start-value="105" text:display-levels="2">
        <style:list-level-properties text:min-label-width="2.302cm"/>
      </text:list-level-style-number>
      <text:list-level-style-number text:level="3" style:num-format="1" text:start-value="2" text:display-levels="3">
        <style:list-level-properties text:min-label-width="2.302cm"/>
      </text:list-level-style-number>
      <text:list-level-style-number text:level="4" style:num-format="1" text:display-levels="4">
        <style:list-level-properties text:min-label-width="2.302cm"/>
      </text:list-level-style-number>
      <text:list-level-style-number text:level="5" style:num-format="1" text:display-levels="5">
        <style:list-level-properties text:min-label-width="2.302cm"/>
      </text:list-level-style-number>
      <text:list-level-style-number text:level="6" style:num-format="1" text:display-levels="6">
        <style:list-level-properties text:min-label-width="2.302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text:style-name="WW8Num177z0" style:num-prefix="(" style:num-suffix=") " style:num-format="a" style:num-letter-sync="true" text:start-value="6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space-before="1.501cm" text:min-label-width="0.7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number text:level="1" style:num-prefix="(" style:num-suffix=")" style:num-format="a" style:num-letter-sync="true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>
      <text:list-level-style-number text:level="1" text:style-name="WW8Num18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number text:level="1" style:num-suffix="." style:num-format="A" style:num-letter-sync="true" text:start-value="3">
        <style:list-level-properties text:space-before="1.508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text:style-name="WW8Num185z0" style:num-suffix="." text:bullet-char="-">
        <style:list-level-properties text:space-before="1.249cm" text:min-label-width="0.635cm"/>
        <style:text-properties style:font-name="Times New Roman"/>
      </text:list-level-style-bullet>
      <text:list-level-style-bullet text:level="2" text:style-name="WW8Num185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85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85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85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85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85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85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85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number text:level="1" style:num-prefix="(" style:num-suffix=")" style:num-format="1">
        <style:list-level-properties text:min-label-width="1.25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bullet text:level="1" text:style-name="WW8Num189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8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1" text:display-levels="2">
        <style:list-level-properties text:min-label-width="1.501cm"/>
      </text:list-level-style-number>
      <text:list-level-style-number text:level="3" style:num-suffix="." style:num-format="1" text:display-levels="3">
        <style:list-level-properties text:min-label-width="1.501cm"/>
      </text:list-level-style-number>
      <text:list-level-style-number text:level="4" style:num-suffix="." style:num-format="1" text:display-levels="4">
        <style:list-level-properties text:min-label-width="1.501cm"/>
      </text:list-level-style-number>
      <text:list-level-style-number text:level="5" style:num-format="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number text:level="1" style:num-prefix="(" style:num-suffix=")" style:num-format="a" style:num-letter-sync="true">
        <style:list-level-properties text:space-before="0.794cm" text:min-label-width="1.69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text:style-name="WW8Num194z0" style:num-prefix="(" style:num-suffix=") " style:num-format="a" style:num-letter-sync="true" text:start-value="4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style:num-suffix="." text:bullet-char="-">
        <style:list-level-properties text:space-before="0.752cm" text:min-label-width="1.00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bullet text:level="1" text:style-name="WW8Num198z0" style:num-suffix=".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>
      <text:list-level-style-number text:level="1" style:num-format="1" text:start-value="6">
        <style:list-level-properties text:min-label-width="2.302cm"/>
      </text:list-level-style-number>
      <text:list-level-style-number text:level="2" style:num-format="1" text:display-levels="2">
        <style:list-level-properties text:min-label-width="2.302cm"/>
      </text:list-level-style-number>
      <text:list-level-style-number text:level="3" style:num-format="1" text:display-levels="3">
        <style:list-level-properties text:min-label-width="2.302cm"/>
      </text:list-level-style-number>
      <text:list-level-style-number text:level="4" style:num-format="1" text:display-levels="4">
        <style:list-level-properties text:min-label-width="2.302cm"/>
      </text:list-level-style-number>
      <text:list-level-style-number text:level="5" style:num-format="1" text:display-levels="5">
        <style:list-level-properties text:min-label-width="2.302cm"/>
      </text:list-level-style-number>
      <text:list-level-style-number text:level="6" style:num-format="1" text:display-levels="6">
        <style:list-level-properties text:min-label-width="2.302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style:num-prefix="(" style:num-suffix=")" style:num-format="a" style:num-letter-sync="true">
        <style:list-level-properties text:space-before="1.27cm"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number text:level="1" style:num-prefix="(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prefix="(" style:num-suffix=")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>
      <text:list-level-style-number text:level="1" style:num-suffix="." style:num-format="1" text:start-value="15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style:num-suffix="." text:bullet-char="-">
        <style:list-level-properties text:space-before="0.752cm" text:min-label-width="1.00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>
      <text:list-level-style-number text:level="1" style:num-format="1" text:start-value="5">
        <style:list-level-properties text:min-label-width="2.302cm"/>
      </text:list-level-style-number>
      <text:list-level-style-number text:level="2" style:num-format="1" text:display-levels="2">
        <style:list-level-properties text:min-label-width="2.302cm"/>
      </text:list-level-style-number>
      <text:list-level-style-number text:level="3" style:num-format="1" text:display-levels="3">
        <style:list-level-properties text:min-label-width="2.302cm"/>
      </text:list-level-style-number>
      <text:list-level-style-number text:level="4" style:num-format="1" text:display-levels="4">
        <style:list-level-properties text:min-label-width="2.302cm"/>
      </text:list-level-style-number>
      <text:list-level-style-number text:level="5" style:num-format="1" text:display-levels="5">
        <style:list-level-properties text:min-label-width="2.302cm"/>
      </text:list-level-style-number>
      <text:list-level-style-number text:level="6" style:num-format="1" text:display-levels="6">
        <style:list-level-properties text:min-label-width="2.302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number text:level="1" style:num-suffix=")" style:num-format="1">
        <style:list-level-properties text:min-label-width="1.50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>
      <text:list-level-style-number text:level="1" style:num-suffix="." style:num-format="1" text:start-value="3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>
      <text:list-level-style-number text:level="1" text:style-name="WW8Num215z0" style:num-suffix="." style:num-format="1" text:start-value="9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>
      <text:list-level-style-number text:level="1" style:num-format="1" text:start-value="3">
        <style:list-level-properties text:min-label-width="2.302cm"/>
      </text:list-level-style-number>
      <text:list-level-style-number text:level="2" style:num-format="1" text:display-levels="2">
        <style:list-level-properties text:min-label-width="2.302cm"/>
      </text:list-level-style-number>
      <text:list-level-style-number text:level="3" style:num-format="1" text:display-levels="3">
        <style:list-level-properties text:min-label-width="2.302cm"/>
      </text:list-level-style-number>
      <text:list-level-style-number text:level="4" style:num-format="1" text:display-levels="4">
        <style:list-level-properties text:min-label-width="2.302cm"/>
      </text:list-level-style-number>
      <text:list-level-style-number text:level="5" style:num-format="1" text:display-levels="5">
        <style:list-level-properties text:min-label-width="2.302cm"/>
      </text:list-level-style-number>
      <text:list-level-style-number text:level="6" style:num-format="1" text:display-levels="6">
        <style:list-level-properties text:min-label-width="2.302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space-before="1.50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>
      <text:list-level-style-number text:level="1" text:style-name="WW8Num2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">
        <style:list-level-properties text:space-before="1.501cm" text:min-label-width="0.7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>
      <text:list-level-style-number text:level="1" style:num-format="1" text:start-value="3">
        <style:list-level-properties text:min-label-width="0.741cm"/>
      </text:list-level-style-number>
      <text:list-level-style-number text:level="2" style:num-format="1" text:start-value="3" text:display-levels="2">
        <style:list-level-properties text:min-label-width="0.74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230z1" style:num-suffix="." text:bullet-char="o">
        <style:list-level-properties text:space-before="2.514cm" text:min-label-width="0.635cm"/>
        <style:text-properties fo:font-family="'Courier New'" style:font-family-generic="modern" style:font-pitch="fixed"/>
      </text:list-level-style-bullet>
      <text:list-level-style-bullet text:level="3" text:style-name="WW8Num230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30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30z1" style:num-suffix="." text:bullet-char="o">
        <style:list-level-properties text:space-before="6.324cm" text:min-label-width="0.635cm"/>
        <style:text-properties fo:font-family="'Courier New'" style:font-family-generic="modern" style:font-pitch="fixed"/>
      </text:list-level-style-bullet>
      <text:list-level-style-bullet text:level="6" text:style-name="WW8Num230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30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30z1" style:num-suffix="." text:bullet-char="o">
        <style:list-level-properties text:space-before="10.134cm" text:min-label-width="0.635cm"/>
        <style:text-properties fo:font-family="'Courier New'" style:font-family-generic="modern" style:font-pitch="fixed"/>
      </text:list-level-style-bullet>
      <text:list-level-style-bullet text:level="9" text:style-name="WW8Num230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number text:level="1" style:num-prefix="(" style:num-suffix=")" style:num-format="a" style:num-letter-sync="true">
        <style:list-level-properties text:space-before="1.508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prefix="(" style:num-suffix=")" style:num-format="a" style:num-letter-sync="true">
        <style:list-level-properties text:min-label-width="1.50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space-before="1.501cm" text:min-label-width="0.7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)" style:num-format="a" style:num-letter-sync="true" text:start-value="3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text:style-name="WW8Num240z0" style:num-suffix=") 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>
      <text:list-level-style-number text:level="1" style:num-suffix="." style:num-format="1" text:start-value="3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:" style:num-format="A" style:num-letter-sync="true">
        <style:list-level-properties text:space-before="1.80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style:num-suffix="." text:bullet-char="-">
        <style:list-level-properties text:space-before="0.752cm" text:min-label-width="1.00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number text:level="1" style:num-suffix=")" style:num-format="1">
        <style:list-level-properties text:min-label-width="1.50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text:style-name="WW8Num249z0" style:num-prefix="(" style:num-suffix=")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>
      <text:list-level-style-number text:level="1" style:num-format="1" text:start-value="5">
        <style:list-level-properties text:min-label-width="0.688cm"/>
      </text:list-level-style-number>
      <text:list-level-style-number text:level="2" style:num-format="1" text:start-value="5" text:display-levels="2">
        <style:list-level-properties text:min-label-width="0.68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1.27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>
      <text:list-level-style-number text:level="1" style:num-format="1" text:start-value="6">
        <style:list-level-properties text:min-label-width="0.979cm"/>
      </text:list-level-style-number>
      <text:list-level-style-number text:level="2" style:num-format="1" text:display-levels="2">
        <style:list-level-properties text:min-label-width="0.979cm"/>
      </text:list-level-style-number>
      <text:list-level-style-number text:level="3" style:num-format="1" text:start-value="2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number text:level="1" style:num-suffix=")" style:num-format="1" text:start-value="1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number text:level="1" style:num-prefix="(" style:num-suffix=")" style:num-format="a" style:num-letter-sync="true" text:start-value="4">
        <style:list-level-properties text:space-before="1.508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264z1" style:num-suffix="." text:bullet-char="o">
        <style:list-level-properties text:space-before="2.514cm" text:min-label-width="0.635cm"/>
        <style:text-properties fo:font-family="'Courier New'" style:font-family-generic="modern" style:font-pitch="fixed"/>
      </text:list-level-style-bullet>
      <text:list-level-style-bullet text:level="3" text:style-name="WW8Num264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64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6.324cm" text:min-label-width="0.635cm"/>
        <style:text-properties fo:font-family="'Courier New'" style:font-family-generic="modern" style:font-pitch="fixed"/>
      </text:list-level-style-bullet>
      <text:list-level-style-bullet text:level="6" text:style-name="WW8Num264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64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0.134cm" text:min-label-width="0.635cm"/>
        <style:text-properties fo:font-family="'Courier New'" style:font-family-generic="modern" style:font-pitch="fixed"/>
      </text:list-level-style-bullet>
      <text:list-level-style-bullet text:level="9" text:style-name="WW8Num264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>
      <text:list-level-style-number text:level="1" style:num-suffix="." style:num-format="1" text:start-value="8">
        <style:list-level-properties text:space-before="0.158cm" text:min-label-width="0.953cm"/>
      </text:list-level-style-number>
      <text:list-level-style-number text:level="2" style:num-suffix="." style:num-format="a" style:num-letter-sync="true">
        <style:list-level-properties text:space-before="1.429cm" text:min-label-width="0.635cm"/>
      </text:list-level-style-number>
      <text:list-level-style-number text:level="3" style:num-suffix="." style:num-format="i">
        <style:list-level-properties text:min-label-width="3.334cm" text:min-label-distance="0.318cm" fo:text-align="end"/>
      </text:list-level-style-number>
      <text:list-level-style-number text:level="4" style:num-suffix="." style:num-format="1">
        <style:list-level-properties text:space-before="3.969cm" text:min-label-width="0.635cm"/>
      </text:list-level-style-number>
      <text:list-level-style-number text:level="5" style:num-suffix="." style:num-format="a" style:num-letter-sync="true">
        <style:list-level-properties text:space-before="5.239cm" text:min-label-width="0.635cm"/>
      </text:list-level-style-number>
      <text:list-level-style-number text:level="6" style:num-suffix="." style:num-format="i">
        <style:list-level-properties text:min-label-width="7.144cm" text:min-label-distance="0.318cm" fo:text-align="end"/>
      </text:list-level-style-number>
      <text:list-level-style-number text:level="7" style:num-suffix="." style:num-format="1">
        <style:list-level-properties text:space-before="7.779cm" text:min-label-width="0.635cm"/>
      </text:list-level-style-number>
      <text:list-level-style-number text:level="8" style:num-suffix="." style:num-format="a" style:num-letter-sync="true">
        <style:list-level-properties text:space-before="9.049cm" text:min-label-width="0.635cm"/>
      </text:list-level-style-number>
      <text:list-level-style-number text:level="9" style:num-suffix="." style:num-format="i">
        <style:list-level-properties text:min-label-width="10.95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>
      <text:list-level-style-number text:level="1" style:num-format="1">
        <style:list-level-properties text:min-label-width="2.302cm"/>
      </text:list-level-style-number>
      <text:list-level-style-number text:level="2" style:num-format="1" text:display-levels="2">
        <style:list-level-properties text:min-label-width="2.302cm"/>
      </text:list-level-style-number>
      <text:list-level-style-number text:level="3" style:num-format="1" text:display-levels="3">
        <style:list-level-properties text:min-label-width="2.302cm"/>
      </text:list-level-style-number>
      <text:list-level-style-number text:level="4" style:num-format="1" text:display-levels="4">
        <style:list-level-properties text:min-label-width="2.302cm"/>
      </text:list-level-style-number>
      <text:list-level-style-number text:level="5" style:num-format="1" text:display-levels="5">
        <style:list-level-properties text:min-label-width="2.302cm"/>
      </text:list-level-style-number>
      <text:list-level-style-number text:level="6" style:num-format="1" text:display-levels="6">
        <style:list-level-properties text:min-label-width="2.302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number text:level="1" style:num-prefix="(" style:num-suffix=")" style:num-format="a" style:num-letter-sync="true">
        <style:list-level-properties text:space-before="1.508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>
      <text:list-level-style-number text:level="1" style:num-suffix="." style:num-format="1" text:start-value="3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number text:level="1" style:num-prefix="(" style:num-suffix=")" style:num-format="a" style:num-letter-sync="true" text:start-value="6">
        <style:list-level-properties text:space-before="1.50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A" style:num-letter-sync="true">
        <style:list-level-properties text:space-before="1.27cm" text:min-label-width="0.8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number text:level="1" text:style-name="WW8Num273z0" style:num-prefix="(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number text:level="1" text:style-name="WW8Num274z0" style:num-suffix="." style:num-format="i">
        <style:list-level-properties text:space-before="1.5cm" text:min-label-width="0.6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number text:level="1" text:style-name="WW8Num275z0" style:num-suffix="." style:num-format="i">
        <style:list-level-properties text:space-before="1.5cm" text:min-label-width="0.6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number text:level="1" style:num-suffix=")" style:num-format="1">
        <style:list-level-properties text:min-label-width="2.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prefix="(" style:num-suffix=")" style:num-format="a" style:num-letter-sync="true" text:start-value="5">
        <style:list-level-properties text:space-before="1.508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bullet text:level="1" text:style-name="WW8Num286z0" style:num-suffix="." text:bullet-char="">
        <style:list-level-properties text:space-before="1.5cm" text:min-label-width="0.6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prefix="(" style:num-suffix=")" style:num-format="a" style:num-letter-sync="true" text:start-value="6">
        <style:list-level-properties text:space-before="1.50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1.27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bullet text:level="1" text:style-name="WW8Num291z0" style:num-suffix="." text:bullet-char="">
        <style:list-level-properties text:space-before="1.501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bullet text:level="1" text:style-name="WW8Num2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9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9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9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number text:level="1" style:num-prefix="(" style:num-suffix=")" style:num-format="1" text:start-value="3">
        <style:list-level-properties text:min-label-width="1.50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bullet text:level="1" text:style-name="WW8Num2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bullet text:level="1" text:style-name="WW8Num299z0" style:num-suffix="." text:bullet-char="-">
        <style:list-level-properties text:space-before="1.508cm" text:min-label-width="0.635cm"/>
        <style:text-properties style:font-name="Times New Roman"/>
      </text:list-level-style-bullet>
      <text:list-level-style-bullet text:level="2" text:style-name="WW8Num299z1" style:num-suffix="." text:bullet-char="o">
        <style:list-level-properties text:space-before="2.778cm" text:min-label-width="0.635cm"/>
        <style:text-properties fo:font-family="'Courier New'" style:font-family-generic="modern" style:font-pitch="fixed"/>
      </text:list-level-style-bullet>
      <text:list-level-style-bullet text:level="3" text:style-name="WW8Num299z2" style:num-suffix="." text:bullet-char="">
        <style:list-level-properties text:space-before="4.048cm" text:min-label-width="0.635cm"/>
        <style:text-properties style:font-name="Wingdings"/>
      </text:list-level-style-bullet>
      <text:list-level-style-bullet text:level="4" text:style-name="WW8Num299z3" style:num-suffix="." text:bullet-char="">
        <style:list-level-properties text:space-before="5.318cm" text:min-label-width="0.635cm"/>
        <style:text-properties style:font-name="Symbol"/>
      </text:list-level-style-bullet>
      <text:list-level-style-bullet text:level="5" text:style-name="WW8Num299z1" style:num-suffix="." text:bullet-char="o">
        <style:list-level-properties text:space-before="6.588cm" text:min-label-width="0.635cm"/>
        <style:text-properties fo:font-family="'Courier New'" style:font-family-generic="modern" style:font-pitch="fixed"/>
      </text:list-level-style-bullet>
      <text:list-level-style-bullet text:level="6" text:style-name="WW8Num299z2" style:num-suffix="." text:bullet-char="">
        <style:list-level-properties text:space-before="7.858cm" text:min-label-width="0.635cm"/>
        <style:text-properties style:font-name="Wingdings"/>
      </text:list-level-style-bullet>
      <text:list-level-style-bullet text:level="7" text:style-name="WW8Num299z3" style:num-suffix="." text:bullet-char="">
        <style:list-level-properties text:space-before="9.128cm" text:min-label-width="0.635cm"/>
        <style:text-properties style:font-name="Symbol"/>
      </text:list-level-style-bullet>
      <text:list-level-style-bullet text:level="8" text:style-name="WW8Num299z1" style:num-suffix="." text:bullet-char="o">
        <style:list-level-properties text:space-before="10.398cm" text:min-label-width="0.635cm"/>
        <style:text-properties fo:font-family="'Courier New'" style:font-family-generic="modern" style:font-pitch="fixed"/>
      </text:list-level-style-bullet>
      <text:list-level-style-bullet text:level="9" text:style-name="WW8Num299z2" style:num-suffix="." text:bullet-char="">
        <style:list-level-properties text:space-before="11.6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>
      <text:list-level-style-number text:level="1" style:num-format="1" text:start-value="3">
        <style:list-level-properties text:min-label-width="0.847cm"/>
      </text:list-level-style-number>
      <text:list-level-style-number text:level="2" style:num-format="1" text:start-value="4" text:display-levels="2">
        <style:list-level-properties text:min-label-width="0.84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>
      <text:list-level-style-bullet text:level="1" text:style-name="WW8Num302z0" style:num-suffix="." text:bullet-char="">
        <style:list-level-properties text:space-before="1.834cm" text:min-label-width="0.635cm"/>
        <style:text-properties style:font-name="Wingdings"/>
      </text:list-level-style-bullet>
      <text:list-level-style-bullet text:level="2" text:style-name="WW8Num302z1" style:num-suffix="." text:bullet-char="o">
        <style:list-level-properties text:space-before="3.104cm" text:min-label-width="0.635cm"/>
        <style:text-properties fo:font-family="'Courier New'" style:font-family-generic="modern" style:font-pitch="fixed"/>
      </text:list-level-style-bullet>
      <text:list-level-style-bullet text:level="3" text:style-name="WW8Num302z2" style:num-suffix="." text:bullet-char="">
        <style:list-level-properties text:space-before="4.374cm" text:min-label-width="0.635cm"/>
        <style:text-properties style:font-name="Wingdings"/>
      </text:list-level-style-bullet>
      <text:list-level-style-bullet text:level="4" text:style-name="WW8Num302z3" style:num-suffix="." text:bullet-char="">
        <style:list-level-properties text:space-before="5.644cm" text:min-label-width="0.635cm"/>
        <style:text-properties style:font-name="Symbol"/>
      </text:list-level-style-bullet>
      <text:list-level-style-bullet text:level="5" text:style-name="WW8Num302z1" style:num-suffix="." text:bullet-char="o">
        <style:list-level-properties text:space-before="6.914cm" text:min-label-width="0.635cm"/>
        <style:text-properties fo:font-family="'Courier New'" style:font-family-generic="modern" style:font-pitch="fixed"/>
      </text:list-level-style-bullet>
      <text:list-level-style-bullet text:level="6" text:style-name="WW8Num302z2" style:num-suffix="." text:bullet-char="">
        <style:list-level-properties text:space-before="8.184cm" text:min-label-width="0.635cm"/>
        <style:text-properties style:font-name="Wingdings"/>
      </text:list-level-style-bullet>
      <text:list-level-style-bullet text:level="7" text:style-name="WW8Num302z3" style:num-suffix="." text:bullet-char="">
        <style:list-level-properties text:space-before="9.454cm" text:min-label-width="0.635cm"/>
        <style:text-properties style:font-name="Symbol"/>
      </text:list-level-style-bullet>
      <text:list-level-style-bullet text:level="8" text:style-name="WW8Num302z1" style:num-suffix="." text:bullet-char="o">
        <style:list-level-properties text:space-before="10.724cm" text:min-label-width="0.635cm"/>
        <style:text-properties fo:font-family="'Courier New'" style:font-family-generic="modern" style:font-pitch="fixed"/>
      </text:list-level-style-bullet>
      <text:list-level-style-bullet text:level="9" text:style-name="WW8Num302z2" style:num-suffix="." text:bullet-char="">
        <style:list-level-properties text:space-before="11.9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>
      <text:list-level-style-number text:level="1" style:num-suffix="." style:num-format="1" text:start-value="2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>
      <text:list-level-style-number text:level="1" style:num-format="1" text:start-value="4">
        <style:list-level-properties text:min-label-width="0.741cm"/>
      </text:list-level-style-number>
      <text:list-level-style-number text:level="2" style:num-format="1" text:start-value="8" text:display-levels="2">
        <style:list-level-properties text:min-label-width="0.74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style:num-suffix="." text:bullet-char="-">
        <style:list-level-properties text:space-before="0.635cm" text:min-label-width="1.667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number text:level="1" style:num-suffix="." style:num-format="1">
        <style:list-level-properties text:min-label-width="1.50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1.501cm" text:min-label-width="0.7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 text:consecutive-numbering="true">
      <text:list-level-style-number text:level="1" style:num-prefix="(" style:num-suffix=")" style:num-format="a" style:num-letter-sync="true" text:start-value="3">
        <style:list-level-properties text:space-before="1.501cm" text:min-label-width="0.7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>
      <text:list-level-style-number text:level="1" style:num-suffix="." style:num-format="1" text:start-value="5">
        <style:list-level-properties text:space-before="1.27cm" text:min-label-width="1.27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bullet text:level="1" style:num-suffix="." text:bullet-char="-">
        <style:list-level-properties text:space-before="0.752cm" text:min-label-width="1.00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justify" style:justify-single-word="false">
        <style:tab-stops>
          <style:tab-stop style:position="13.97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3.97cm"/>
        </style:tab-stops>
      </style:paragraph-properties>
    </style:style>
    <style:style style:name="MP3" style:family="paragraph" style:parent-style-name="Heading_20_2">
      <style:paragraph-properties fo:text-align="justify" style:justify-single-word="false">
        <style:tab-stops>
          <style:tab-stop style:position="13.018cm"/>
        </style:tab-stops>
      </style:paragraph-properties>
    </style:style>
    <style:style style:name="MP4" style:family="paragraph" style:parent-style-name="Header">
      <style:paragraph-properties fo:text-align="start" style:justify-single-word="false">
        <style:tab-stops>
          <style:tab-stop style:position="13.018cm"/>
        </style:tab-stops>
      </style:paragraph-properties>
    </style:style>
    <style:style style:name="MT1" style:family="text">
      <style:text-properties style:text-underline-style="none" fo:font-weight="normal" style:font-weight-asian="normal" style:font-weight-complex="bold"/>
    </style:style>
    <style:style style:name="MT2" style:family="text">
      <style:text-properties fo:font-size="9pt" style:text-underline-style="none" fo:font-weight="normal" style:font-size-asian="9pt" style:font-weight-asian="normal" style:font-weight-complex="bold"/>
    </style:style>
    <style:style style:name="MT3" style:family="text">
      <style:text-properties fo:font-size="8pt" style:text-underline-style="none" fo:font-weight="normal" style:font-size-asian="8pt" style:font-weight-asian="normal" style:font-weight-complex="bold"/>
    </style:style>
    <style:style style:name="MT4" style:family="text">
      <style:text-properties fo:font-size="9pt" fo:language="fr" fo:country="FR" style:font-size-asian="9pt"/>
    </style:style>
    <style:style style:name="MT5" style:family="text">
      <style:text-properties fo:font-size="8pt" fo:language="fr" fo:country="FR" style:font-size-asian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6cm" fo:margin-bottom="0.63cm" fo:margin-left="1.501cm" fo:margin-right="1.5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49cm" fo:margin-bottom="2.499cm" fo:margin-left="1.905cm" fo:margin-right="1.95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<text:span text:style-name="MT1"><draw:frame draw:style-name="Mfr1" draw:name="graphics1" text:anchor-type="as-char" svg:width="1.727cm" svg:height="0.769cm" draw:z-index="0"><draw:image xlink:href="Pictures/100000000000022000000123C91FBA1E.png" xlink:type="simple" xlink:show="embed" xlink:actuate="onLoad"/></draw:frame></text:span><text:span text:style-name="MT2"><text:tab/>D</text:span><text:span text:style-name="MT3">écret n°2005-635 du 30 mai 2005</text:span></text:h>
        <text:p text:style-name="MP2"><text:span text:style-name="MT4">Formulaire CERFA n° 12571*01</text:span><text:span text:style-name="MT5"><text:tab/>Arrêté du 29 juillet 2005</text:span></text:p>
      </style:header>
    </style:master-page>
    <style:master-page style:name="First_20_Page" style:display-name="First Page" style:page-layout-name="Mpm1" style:next-style-name="Standard">
      <style:header>
        <text:h text:style-name="MP1" text:outline-level="2"><text:span text:style-name="MT2"/></text:h>
        <text:h text:style-name="MP1" text:outline-level="2"><text:span text:style-name="MT2"><text:tab/>D</text:span><text:span text:style-name="MT3">écret n°2005-XX du 30 mai 2008</text:span></text:h>
        <text:p text:style-name="MP2"><text:span text:style-name="MT4">Formulaire CERFA n° XXXXX01</text:span><text:span text:style-name="MT5"><text:tab/>Arrêté du 29 juillet 2008</text:span></text:p>
      </style:header>
    </style:master-page>
    <style:master-page style:name="Convert_20_1" style:display-name="Convert 1" style:page-layout-name="Mpm1" style:next-style-name="Next_20_convert_20_1">
      <style:header>
        <text:h text:style-name="MP1" text:outline-level="2"><text:span text:style-name="MT1"><draw:frame draw:style-name="Mfr2" draw:name="graphics4" text:anchor-type="as-char" svg:y="-0.222cm" svg:width="1.727cm" svg:height="0.769cm" draw:z-index="0"><draw:image xlink:href="Pictures/100000000000022000000123C91FBA1E.png" xlink:type="simple" xlink:show="embed" xlink:actuate="onLoad"/></draw:frame></text:span><text:span text:style-name="MT4">ormulaire CERFA n° 12571*01</text:span><text:span text:style-name="MT5"><text:tab/>Arrêté du 29 juillet 2005</text:span></text:h>
      </style:header>
    </style:master-page>
    <style:master-page style:name="Next_20_convert_20_1" style:display-name="Next convert 1" style:page-layout-name="Mpm1">
      <style:header>
        <text:h text:style-name="MP1" text:outline-level="2"><text:span text:style-name="MT1"><draw:frame draw:style-name="Mfr1" draw:name="graphics3" text:anchor-type="as-char" svg:width="1.727cm" svg:height="0.769cm" draw:z-index="0"><draw:image xlink:href="Pictures/100000000000022000000123C91FBA1E.png" xlink:type="simple" xlink:show="embed" xlink:actuate="onLoad"/></draw:frame></text:span><text:span text:style-name="MT2"><text:tab/>D</text:span><text:span text:style-name="MT3">écret n°2005-635 du 30 mai 2005</text:span></text:h>
        <text:p text:style-name="MP2"><text:span text:style-name="MT4">Formulaire CERFA n° 12571*01</text:span><text:span text:style-name="MT5"><text:tab/>Arrêté du 29 juillet 2005</text:span></text:p>
      </style:header>
    </style:master-page>
    <style:master-page style:name="Convert_20_2" style:display-name="Convert 2" style:page-layout-name="Mpm2">
      <style:header>
        <text:h text:style-name="MP3" text:outline-level="2"><text:span text:style-name="MT1"><draw:frame draw:style-name="Mfr1" draw:name="graphics5" text:anchor-type="as-char" svg:width="1.727cm" svg:height="0.769cm" draw:z-index="0"><draw:image xlink:href="Pictures/100000000000022000000123C91FBA1E.png" xlink:type="simple" xlink:show="embed" xlink:actuate="onLoad"/></draw:frame></text:span><text:span text:style-name="MT2"><text:tab/>D</text:span><text:span text:style-name="MT3">écret n°2005-635 du 30 mai 2005</text:span></text:h>
        <text:p text:style-name="MP4"><text:span text:style-name="MT4">Annexe 1 du formulaire CERFA n° 12571*01</text:span><text:span text:style-name="MT5"><text:tab/>Arrêté du 29 juillet 2005</text:span></text:p>
      </style:header>
    </style:master-page>
    <style:master-page style:name="Convert_20_3" style:display-name="Convert 3" style:page-layout-name="Mpm2">
      <style:header>
        <text:h text:style-name="MP3" text:outline-level="2"><text:span text:style-name="MT1"><draw:frame draw:style-name="Mfr1" draw:name="graphics6" text:anchor-type="as-char" svg:width="1.727cm" svg:height="0.769cm" draw:z-index="0"><draw:image xlink:href="Pictures/100000000000022000000123C91FBA1E.png" xlink:type="simple" xlink:show="embed" xlink:actuate="onLoad"/></draw:frame></text:span><text:span text:style-name="MT2"><text:tab/>D</text:span><text:span text:style-name="MT3">écret n°2005-635 du 30 mai 2005</text:span></text:h>
        <text:p text:style-name="MP4"><text:span text:style-name="MT4">Annexe 2 du formulaire CERFA n° 12571*01</text:span><text:span text:style-name="MT5"><text:tab/>Arrêté du 29 juillet 20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utilisateur</meta:initial-creator>
    <meta:creation-date>2005-12-01T17:33:00</meta:creation-date>
    <dc:date>2009-12-30T19:45:18.95</dc:date>
    <meta:print-date>2005-08-02T10:05:00</meta:print-date>
    <dc:language>fr-FR</dc:language>
    <meta:editing-cycles>65</meta:editing-cycles>
    <meta:editing-duration>PT12H53M30S</meta:editing-duration>
    <meta:document-statistic meta:table-count="2" meta:image-count="5" meta:object-count="0" meta:page-count="1" meta:paragraph-count="96" meta:word-count="559" meta:character-count="4118"/>
    <meta:user-defined meta:name="Info 1"/>
    <meta:user-defined meta:name="Info 2"/>
    <meta:user-defined meta:name="Info 3"/>
    <meta:user-defined meta:name="Info 4"/>
  </office:meta>
</office:document-meta>
</file>